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900000065402EEC5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6.75cm" fo:margin-left="-0.178cm" table:align="left" style:writing-mode="lr-tb"/>
    </style:style>
    <style:style style:name="Taula1.A" style:family="table-column">
      <style:table-column-properties style:column-width="5.994cm"/>
    </style:style>
    <style:style style:name="Taula1.B" style:family="table-column">
      <style:table-column-properties style:column-width="5.001cm"/>
    </style:style>
    <style:style style:name="Taula1.C" style:family="table-column">
      <style:table-column-properties style:column-width="2.753cm"/>
    </style:style>
    <style:style style:name="Taula1.D" style:family="table-column">
      <style:table-column-properties style:column-width="3.002cm"/>
    </style:style>
    <style:style style:name="Taula1.1" style:family="table-row">
      <style:table-row-properties style:min-row-height="0.423cm" fo:keep-together="auto"/>
    </style:style>
    <style:style style:name="Taula1.A1" style:family="table-cell">
      <style:table-cell-properties style:vertical-align="top" fo:padding-left="0.187cm" fo:padding-right="0.203cm" fo:padding-top="0.021cm" fo:padding-bottom="0cm" fo:border-left="0.5pt solid #000000" fo:border-right="none" fo:border-top="0.5pt solid #000000" fo:border-bottom="0.5pt solid #000000" style:writing-mode="lr-tb"/>
    </style:style>
    <style:style style:name="Taula1.B1" style:family="table-cell">
      <style:table-cell-properties style:vertical-align="top" fo:padding-left="0.187cm" fo:padding-right="0.203cm" fo:padding-top="0.021cm" fo:padding-bottom="0cm" fo:border-left="none" fo:border-right="0.5pt solid #000000" fo:border-top="0.5pt solid #000000" fo:border-bottom="0.5pt solid #000000" style:writing-mode="lr-tb"/>
    </style:style>
    <style:style style:name="Taula1.B2" style:family="table-cell">
      <style:table-cell-properties style:vertical-align="top" fo:padding-left="0.187cm" fo:padding-right="0.203cm" fo:padding-top="0.021cm" fo:padding-bottom="0cm" fo:border-left="none" fo:border-right="none" fo:border-top="0.5pt solid #000000" fo:border-bottom="0.5pt solid #000000" style:writing-mode="lr-tb"/>
    </style:style>
    <style:style style:name="Taula1.D3" style:family="table-cell">
      <style:table-cell-properties style:vertical-align="top" fo:padding-left="0.187cm" fo:padding-right="0.203cm" fo:padding-top="0.021cm" fo:padding-bottom="0cm" fo:border="0.5pt solid #000000" style:writing-mode="lr-tb"/>
    </style:style>
    <style:style style:name="Taula1.5" style:family="table-row">
      <style:table-row-properties style:min-row-height="0.829cm" fo:keep-together="auto"/>
    </style:style>
    <style:style style:name="Taula2" style:family="table">
      <style:table-properties style:width="15.743cm" fo:margin-left="-0.002cm" table:align="left" style:writing-mode="lr-tb"/>
    </style:style>
    <style:style style:name="Taula2.A" style:family="table-column">
      <style:table-column-properties style:column-width="7.74cm"/>
    </style:style>
    <style:style style:name="Taula2.B" style:family="table-column">
      <style:table-column-properties style:column-width="8.003cm"/>
    </style:style>
    <style:style style:name="Taula2.1" style:family="table-row">
      <style:table-row-properties style:min-row-height="0.919cm" fo:keep-together="auto"/>
    </style:style>
    <style:style style:name="Taula2.A1" style:family="table-cell">
      <style:table-cell-properties style:vertical-align="top" fo:padding-left="0cm" fo:padding-right="0.203cm" fo:padding-top="0.012cm" fo:padding-bottom="0cm" fo:border="0.75pt solid #000000" style:writing-mode="lr-tb"/>
    </style:style>
    <style:style style:name="Taula2.2" style:family="table-row">
      <style:table-row-properties style:min-row-height="0.474cm" fo:keep-together="auto"/>
    </style:style>
    <style:style style:name="Taula2.3" style:family="table-row">
      <style:table-row-properties style:min-row-height="0.469cm" fo:keep-together="auto"/>
    </style:style>
    <style:style style:name="Table2" style:family="table">
      <style:table-properties style:width="17cm" style:rel-width="100%" table:align="center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9.209cm" style:rel-column-width="35498*"/>
    </style:style>
    <style:style style:name="Table2.C" style:family="table-column">
      <style:table-column-properties style:column-width="4.958cm" style:rel-column-width="1911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style:rel-width="100%" table:align="center"/>
    </style:style>
    <style:style style:name="Table3.A" style:family="table-column">
      <style:table-column-properties style:column-width="6.182cm" style:rel-column-width="23830*"/>
    </style:style>
    <style:style style:name="Table3.B" style:family="table-column">
      <style:table-column-properties style:column-width="9.273cm" style:rel-column-width="35746*"/>
    </style:style>
    <style:style style:name="Table3.C" style:family="table-column">
      <style:table-column-properties style:column-width="1.545cm" style:rel-column-width="5957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7cm" style:rel-width="100%" table:align="center"/>
    </style:style>
    <style:style style:name="Table4.A" style:family="table-column">
      <style:table-column-properties style:column-width="6.297cm" style:rel-column-width="24272*"/>
    </style:style>
    <style:style style:name="Table4.B" style:family="table-column">
      <style:table-column-properties style:column-width="10.703cm" style:rel-column-width="41262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7cm" style:rel-width="100%" table:align="center"/>
    </style:style>
    <style:style style:name="Table5.A" style:family="table-column">
      <style:table-column-properties style:column-width="7.825cm" style:rel-column-width="30166*"/>
    </style:style>
    <style:style style:name="Table5.B" style:family="table-column">
      <style:table-column-properties style:column-width="9.176cm" style:rel-column-width="35368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style:rel-width="100%" table:align="center"/>
    </style:style>
    <style:style style:name="Table6.A" style:family="table-column">
      <style:table-column-properties style:column-width="1.046cm" style:rel-column-width="4032*"/>
    </style:style>
    <style:style style:name="Table6.B" style:family="table-column">
      <style:table-column-properties style:column-width="6.539cm" style:rel-column-width="25205*"/>
    </style:style>
    <style:style style:name="Table6.C" style:family="table-column">
      <style:table-column-properties style:column-width="4.969cm" style:rel-column-width="19156*"/>
    </style:style>
    <style:style style:name="Table6.D" style:family="table-column">
      <style:table-column-properties style:column-width="4.447cm" style:rel-column-width="17139*"/>
    </style:style>
    <style:style style:name="Table6.A1" style:family="table-cell">
      <style:table-cell-properties fo:padding="0cm" fo:border="none"/>
    </style:style>
    <style:style style:name="Taula3" style:family="table">
      <style:table-properties style:width="15.266cm" fo:margin-left="1.228cm" table:align="left"/>
    </style:style>
    <style:style style:name="Taula3.A" style:family="table-column">
      <style:table-column-properties style:column-width="2.302cm"/>
    </style:style>
    <style:style style:name="Taula3.B" style:family="table-column">
      <style:table-column-properties style:column-width="1.588cm"/>
    </style:style>
    <style:style style:name="Taula3.C" style:family="table-column">
      <style:table-column-properties style:column-width="1.958cm"/>
    </style:style>
    <style:style style:name="Taula3.D" style:family="table-column">
      <style:table-column-properties style:column-width="1.931cm"/>
    </style:style>
    <style:style style:name="Taula3.E" style:family="table-column">
      <style:table-column-properties style:column-width="2.963cm"/>
    </style:style>
    <style:style style:name="Taula3.F" style:family="table-column">
      <style:table-column-properties style:column-width="4.524cm"/>
    </style:style>
    <style:style style:name="Taula3.A1" style:family="table-cell">
      <style:table-cell-properties fo:padding="0.097cm" fo:border-left="0.5pt solid #000000" fo:border-right="none" fo:border-top="0.5pt solid #000000" fo:border-bottom="0.5pt solid #000000"/>
    </style:style>
    <style:style style:name="Taula3.B1" style:family="table-cell">
      <style:table-cell-properties fo:padding="0.097cm" fo:border-left="none" fo:border-right="none" fo:border-top="0.5pt solid #000000" fo:border-bottom="0.5pt solid #000000"/>
    </style:style>
    <style:style style:name="Taula3.F1" style:family="table-cell">
      <style:table-cell-properties fo:padding="0.097cm" fo:border-left="none" fo:border-right="0.5pt solid #000000" fo:border-top="0.5pt solid #000000" fo:border-bottom="0.5pt solid #000000"/>
    </style:style>
    <style:style style:name="Taula3.A2" style:family="table-cell">
      <style:table-cell-properties fo:padding="0.097cm" fo:border-left="0.5pt solid #000000" fo:border-right="none" fo:border-top="none" fo:border-bottom="0.5pt solid #000000"/>
    </style:style>
    <style:style style:name="Taula3.B2" style:family="table-cell">
      <style:table-cell-properties fo:padding-left="0.101cm" fo:padding-right="0.3cm" fo:padding-top="0.101cm" fo:padding-bottom="0.101cm" fo:border-left="none" fo:border-right="none" fo:border-top="none" fo:border-bottom="0.5pt solid #000000"/>
    </style:style>
    <style:style style:name="Taula3.D2" style:family="table-cell" style:data-style-name="N0">
      <style:table-cell-properties fo:padding-left="0.101cm" fo:padding-right="0.3cm" fo:padding-top="0.101cm" fo:padding-bottom="0.101cm" fo:border-left="none" fo:border-right="none" fo:border-top="none" fo:border-bottom="0.5pt solid #000000"/>
    </style:style>
    <style:style style:name="Taula3.E2" style:family="table-cell">
      <style:table-cell-properties fo:padding="0.097cm" fo:border-left="none" fo:border-right="none" fo:border-top="none" fo:border-bottom="0.5pt solid #000000"/>
    </style:style>
    <style:style style:name="Taula3.F2" style:family="table-cell">
      <style:table-cell-properties fo:padding="0.097cm" fo:border-left="none" fo:border-right="0.5pt solid #000000" fo:border-top="none" fo:border-bottom="0.5pt solid #000000"/>
    </style:style>
    <style:style style:name="Taula3.E3" style:family="table-cell">
      <style:table-cell-properties fo:padding="0.097cm" fo:border-left="none" fo:border-right="none" fo:border-top="none" fo:border-bottom="0.5pt solid #000000"/>
    </style:style>
    <style:style style:name="Taula3.F3" style:family="table-cell">
      <style:table-cell-properties fo:padding="0.097cm" fo:border-left="none" fo:border-right="0.5pt solid #000000" fo:border-top="none" fo:border-bottom="0.5pt solid #000000"/>
    </style:style>
    <style:style style:name="Taula3.E4" style:family="table-cell">
      <style:table-cell-properties fo:padding="0.097cm" fo:border-left="none" fo:border-right="none" fo:border-top="none" fo:border-bottom="0.5pt solid #000000"/>
    </style:style>
    <style:style style:name="Taula3.F4" style:family="table-cell">
      <style:table-cell-properties fo:padding="0.097cm" fo:border-left="none" fo:border-right="0.5pt solid #000000" fo:border-top="none" fo:border-bottom="0.5pt solid #000000"/>
    </style:style>
    <style:style style:name="Taula3.E5" style:family="table-cell">
      <style:table-cell-properties fo:padding="0.097cm" fo:border-left="none" fo:border-right="none" fo:border-top="none" fo:border-bottom="0.5pt solid #000000"/>
    </style:style>
    <style:style style:name="Taula3.F5" style:family="table-cell">
      <style:table-cell-properties fo:padding="0.097cm" fo:border-left="none" fo:border-right="0.5pt solid #000000" fo:border-top="none" fo:border-bottom="0.5pt solid #000000"/>
    </style:style>
    <style:style style:name="Taula3.E6" style:family="table-cell">
      <style:table-cell-properties fo:padding="0.097cm" fo:border-left="none" fo:border-right="none" fo:border-top="none" fo:border-bottom="0.5pt solid #000000"/>
    </style:style>
    <style:style style:name="Taula3.F6" style:family="table-cell">
      <style:table-cell-properties fo:padding="0.097cm" fo:border-left="none" fo:border-right="0.5pt solid #000000" fo:border-top="none" fo:border-bottom="0.5pt solid #000000"/>
    </style:style>
    <style:style style:name="Taula3.E7" style:family="table-cell">
      <style:table-cell-properties fo:padding="0.097cm" fo:border-left="none" fo:border-right="none" fo:border-top="none" fo:border-bottom="0.5pt solid #000000"/>
    </style:style>
    <style:style style:name="Taula3.F7" style:family="table-cell">
      <style:table-cell-properties fo:padding="0.097cm" fo:border-left="none" fo:border-right="0.5pt solid #000000" fo:border-top="none" fo:border-bottom="0.5pt solid #000000"/>
    </style:style>
    <style:style style:name="Taula3.E8" style:family="table-cell">
      <style:table-cell-properties fo:padding="0.097cm" fo:border-left="none" fo:border-right="none" fo:border-top="none" fo:border-bottom="0.5pt solid #000000"/>
    </style:style>
    <style:style style:name="Taula3.F8" style:family="table-cell">
      <style:table-cell-properties fo:padding="0.097cm" fo:border-left="none" fo:border-right="0.5pt solid #000000" fo:border-top="none" fo:border-bottom="0.5pt solid #000000"/>
    </style:style>
    <style:style style:name="Taula3.A9" style:family="table-cell">
      <style:table-cell-properties style:border-line-width-top="0.026cm 0.004cm 0.053cm" fo:padding-left="0cm" fo:padding-right="0.199cm" fo:padding-top="0.199cm" fo:padding-bottom="0cm" fo:border-left="0.5pt solid #000000" fo:border-right="none" fo:border-top="0.5pt double #000000" fo:border-bottom="0.5pt solid #000000"/>
    </style:style>
    <style:style style:name="Taula3.B9" style:family="table-cell" style:data-style-name="N0">
      <style:table-cell-properties style:border-line-width-top="0.026cm 0.004cm 0.053cm" fo:padding-left="0cm" fo:padding-right="0.199cm" fo:padding-top="0.199cm" fo:padding-bottom="0cm" fo:border-left="0.5pt solid #000000" fo:border-right="none" fo:border-top="0.5pt double #000000" fo:border-bottom="0.5pt solid #000000"/>
    </style:style>
    <style:style style:name="Taula3.E9" style:family="table-cell">
      <style:table-cell-properties style:border-line-width-top="0.026cm 0.004cm 0.053cm" fo:padding-left="0cm" fo:padding-right="0.199cm" fo:padding-top="0.199cm" fo:padding-bottom="0cm" fo:border-left="0.5pt solid #000000" fo:border-right="none" fo:border-top="0.5pt double #000000" fo:border-bottom="0.5pt solid #000000"/>
    </style:style>
    <style:style style:name="Taula3.F9" style:family="table-cell">
      <style:table-cell-properties style:border-line-width-top="0.026cm 0.004cm 0.053cm" fo:padding-left="0cm" fo:padding-right="0.199cm" fo:padding-top="0.199cm" fo:padding-bottom="0cm" fo:border-left="0.5pt solid #000000" fo:border-right="0.5pt solid #000000" fo:border-top="0.5pt double #000000" fo:border-bottom="0.5pt solid #000000"/>
    </style:style>
    <style:style style:name="Table1" style:family="table">
      <style:table-properties style:width="17cm" style:rel-width="100%" table:align="center"/>
    </style:style>
    <style:style style:name="Table1.A" style:family="table-column">
      <style:table-column-properties style:column-width="3.187cm" style:rel-column-width="12287*"/>
    </style:style>
    <style:style style:name="Table1.B" style:family="table-column">
      <style:table-column-properties style:column-width="4.782cm" style:rel-column-width="18431*"/>
    </style:style>
    <style:style style:name="Table1.C" style:family="table-column">
      <style:table-column-properties style:column-width="4.251cm" style:rel-column-width="16383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officeooo:paragraph-rsid="0017928d" style:font-size-asian="18pt" style:font-weight-asian="bold" style:font-size-complex="18pt" style:font-weight-complex="bold"/>
    </style:style>
    <style:style style:name="P2" style:family="paragraph" style:parent-style-name="Text_20_body">
      <style:text-properties officeooo:rsid="0017928d" officeooo:paragraph-rsid="0017928d"/>
    </style:style>
    <style:style style:name="P3" style:family="paragraph" style:parent-style-name="Text_20_body">
      <style:paragraph-properties fo:break-before="page"/>
      <style:text-properties officeooo:rsid="0017928d" officeooo:paragraph-rsid="0017928d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margin-left="0.499cm" fo:margin-right="0cm"/>
      <style:text-properties fo:font-size="12pt" fo:font-weight="bold" officeooo:paragraph-rsid="0018cd7a" style:font-name-asian="Arial" style:font-size-asian="12pt" style:font-weight-asian="bold"/>
    </style:style>
    <style:style style:name="P6" style:family="paragraph" style:parent-style-name="Standard">
      <style:paragraph-properties fo:margin-left="0.012cm" fo:margin-right="0cm"/>
      <style:text-properties officeooo:paragraph-rsid="0018cd7a"/>
    </style:style>
    <style:style style:name="P7" style:family="paragraph" style:parent-style-name="Standard">
      <style:text-properties officeooo:paragraph-rsid="0018cd7a"/>
    </style:style>
    <style:style style:name="P8" style:family="paragraph" style:parent-style-name="Standard">
      <style:paragraph-properties fo:margin-top="0cm" fo:margin-bottom="0.25cm" style:contextual-spacing="false"/>
      <style:text-properties officeooo:paragraph-rsid="0018cd7a" style:font-name-asian="Arial"/>
    </style:style>
    <style:style style:name="P9" style:family="paragraph" style:parent-style-name="Heading_20_3">
      <style:text-properties officeooo:paragraph-rsid="0018cd7a"/>
    </style:style>
    <style:style style:name="P10" style:family="paragraph" style:parent-style-name="Text_20_body">
      <style:text-properties officeooo:paragraph-rsid="0018cd7a"/>
    </style:style>
    <style:style style:name="P11" style:family="paragraph" style:parent-style-name="Text_20_body">
      <style:paragraph-properties fo:margin-top="0cm" fo:margin-bottom="0.25cm" style:contextual-spacing="false"/>
      <style:text-properties officeooo:paragraph-rsid="0018cd7a" style:font-name-asian="Arial"/>
    </style:style>
    <style:style style:name="P12" style:family="paragraph" style:parent-style-name="Text_20_body">
      <style:paragraph-properties fo:margin-top="0cm" fo:margin-bottom="0.25cm" style:contextual-spacing="false"/>
      <style:text-properties fo:font-style="italic" officeooo:paragraph-rsid="0018cd7a" style:font-name-asian="Arial" style:font-style-asian="italic" style:font-style-complex="italic"/>
    </style:style>
    <style:style style:name="P13" style:family="paragraph" style:parent-style-name="First_20_paragraph">
      <style:text-properties officeooo:paragraph-rsid="0018cd7a"/>
    </style:style>
    <style:style style:name="P14" style:family="paragraph" style:parent-style-name="Heading_20_3">
      <style:text-properties officeooo:paragraph-rsid="00190707"/>
    </style:style>
    <style:style style:name="P15" style:family="paragraph" style:parent-style-name="First_20_paragraph">
      <style:text-properties officeooo:paragraph-rsid="00190707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officeooo:paragraph-rsid="00190707"/>
    </style:style>
    <style:style style:name="P17" style:family="paragraph" style:parent-style-name="Heading_20_4">
      <style:text-properties officeooo:paragraph-rsid="00190707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officeooo:paragraph-rsid="00190707"/>
    </style:style>
    <style:style style:name="P19" style:family="paragraph" style:parent-style-name="First_20_paragraph">
      <style:paragraph-properties fo:margin-top="0cm" fo:margin-bottom="0.25cm" style:contextual-spacing="false"/>
      <style:text-properties fo:font-style="italic" officeooo:paragraph-rsid="00190707" style:font-name-asian="Arial" style:font-style-asian="italic" style:font-style-complex="italic"/>
    </style:style>
    <style:style style:name="P20" style:family="paragraph" style:parent-style-name="Text_20_body">
      <style:text-properties officeooo:paragraph-rsid="00190707"/>
    </style:style>
    <style:style style:name="P21" style:family="paragraph" style:parent-style-name="Text_20_body">
      <style:paragraph-properties fo:margin-top="0cm" fo:margin-bottom="0.25cm" style:contextual-spacing="false"/>
      <style:text-properties fo:font-style="italic" officeooo:paragraph-rsid="00190707" style:font-name-asian="Arial" style:font-style-asian="italic" style:font-style-complex="italic"/>
    </style:style>
    <style:style style:name="P22" style:family="paragraph" style:parent-style-name="Heading_20_2">
      <style:text-properties officeooo:paragraph-rsid="00190707"/>
    </style:style>
    <style:style style:name="P23" style:family="paragraph" style:parent-style-name="First_20_paragraph">
      <style:text-properties fo:font-weight="bold" officeooo:paragraph-rsid="00190707" style:font-weight-asian="bold" style:font-weight-complex="bold"/>
    </style:style>
    <style:style style:name="P24" style:family="paragraph" style:parent-style-name="Text_20_body" style:list-style-name="L3">
      <style:paragraph-properties fo:margin-top="0cm" fo:margin-bottom="0cm" style:contextual-spacing="false"/>
      <style:text-properties officeooo:paragraph-rsid="00190707"/>
    </style:style>
    <style:style style:name="P25" style:family="paragraph" style:parent-style-name="Table_20_Heading">
      <style:text-properties officeooo:paragraph-rsid="00190707"/>
    </style:style>
    <style:style style:name="P26" style:family="paragraph" style:parent-style-name="Table_20_Contents">
      <style:text-properties fo:font-weight="bold" officeooo:paragraph-rsid="00190707" style:font-weight-asian="bold" style:font-weight-complex="bold"/>
    </style:style>
    <style:style style:name="P27" style:family="paragraph" style:parent-style-name="Table_20_Contents">
      <style:text-properties officeooo:paragraph-rsid="00190707"/>
    </style:style>
    <style:style style:name="P28" style:family="paragraph" style:parent-style-name="Standard">
      <style:text-properties officeooo:paragraph-rsid="00190707"/>
    </style:style>
    <style:style style:name="P29" style:family="paragraph" style:parent-style-name="Horizontal_20_Line">
      <style:text-properties officeooo:paragraph-rsid="00190707"/>
    </style:style>
    <style:style style:name="P30" style:family="paragraph" style:parent-style-name="Text_20_body" style:list-style-name="L4">
      <style:paragraph-properties fo:margin-top="0cm" fo:margin-bottom="0cm" style:contextual-spacing="false"/>
      <style:text-properties officeooo:paragraph-rsid="00190707"/>
    </style:style>
    <style:style style:name="P31" style:family="paragraph" style:parent-style-name="Text_20_body" style:list-style-name="L5">
      <style:paragraph-properties fo:margin-top="0cm" fo:margin-bottom="0cm" style:contextual-spacing="false"/>
      <style:text-properties officeooo:paragraph-rsid="00190707"/>
    </style:style>
    <style:style style:name="P32" style:family="paragraph" style:parent-style-name="Text_20_body" style:list-style-name="L6">
      <style:paragraph-properties fo:margin-top="0cm" fo:margin-bottom="0cm" style:contextual-spacing="false"/>
      <style:text-properties officeooo:paragraph-rsid="00190707"/>
    </style:style>
    <style:style style:name="P33" style:family="paragraph" style:parent-style-name="Text_20_body" style:list-style-name="L7">
      <style:paragraph-properties fo:margin-top="0cm" fo:margin-bottom="0cm" style:contextual-spacing="false"/>
      <style:text-properties officeooo:paragraph-rsid="00190707"/>
    </style:style>
    <style:style style:name="P34" style:family="paragraph" style:parent-style-name="Text_20_body" style:list-style-name="L8">
      <style:text-properties officeooo:paragraph-rsid="00190707"/>
    </style:style>
    <style:style style:name="P35" style:family="paragraph" style:parent-style-name="Horizontal_20_Line">
      <style:paragraph-properties fo:margin-top="0cm" fo:margin-bottom="0.25cm" style:contextual-spacing="false"/>
      <style:text-properties fo:font-style="italic" officeooo:paragraph-rsid="00190707" style:font-name-asian="Arial" style:font-style-asian="italic" style:font-style-complex="italic"/>
    </style:style>
    <style:style style:name="P36" style:family="paragraph" style:parent-style-name="Heading_20_2">
      <style:paragraph-properties fo:break-before="page"/>
      <style:text-properties officeooo:paragraph-rsid="00190707"/>
    </style:style>
    <style:style style:name="P37" style:family="paragraph" style:parent-style-name="Text_20_body">
      <style:text-properties officeooo:rsid="00190707" officeooo:paragraph-rsid="00190707"/>
    </style:style>
    <style:style style:name="P38" style:family="paragraph" style:parent-style-name="Text_20_body">
      <style:text-properties officeooo:rsid="0019b5f1" officeooo:paragraph-rsid="0019b5f1"/>
    </style:style>
    <style:style style:name="P39" style:family="paragraph" style:parent-style-name="Text_20_body">
      <style:paragraph-properties style:vertical-align="middle"/>
      <style:text-properties officeooo:rsid="00190707" officeooo:paragraph-rsid="00190707"/>
    </style:style>
    <style:style style:name="P40" style:family="paragraph" style:parent-style-name="Text_20_body">
      <style:paragraph-properties fo:text-align="end" style:justify-single-word="false" style:vertical-align="middle"/>
      <style:text-properties officeooo:rsid="0019b5f1" officeooo:paragraph-rsid="0019b5f1"/>
    </style:style>
    <style:style style:name="P41" style:family="paragraph" style:parent-style-name="Text_20_body">
      <style:paragraph-properties fo:text-align="end" style:justify-single-word="false" style:vertical-align="middle"/>
      <style:text-properties officeooo:rsid="00190707" officeooo:paragraph-rsid="00190707"/>
    </style:style>
    <style:style style:name="P42" style:family="paragraph" style:parent-style-name="Text_20_body">
      <style:paragraph-properties style:vertical-align="middle"/>
      <style:text-properties officeooo:rsid="0019b5f1" officeooo:paragraph-rsid="0019b5f1"/>
    </style:style>
    <style:style style:name="P43" style:family="paragraph" style:parent-style-name="Text_20_body">
      <style:paragraph-properties fo:text-align="end" style:justify-single-word="false" style:vertical-align="middle"/>
      <style:text-properties officeooo:rsid="0019b5f1" officeooo:paragraph-rsid="00190707"/>
    </style:style>
    <style:style style:name="P44" style:family="paragraph" style:parent-style-name="Standard" style:list-style-name="WW8Num23">
      <style:paragraph-properties fo:margin-left="1.244cm" fo:margin-right="0cm" fo:margin-top="0cm" fo:margin-bottom="0.402cm" style:contextual-spacing="false" fo:line-height="104%" fo:text-indent="-0.635cm" style:auto-text-indent="false"/>
      <style:text-properties officeooo:paragraph-rsid="00190707"/>
    </style:style>
    <style:style style:name="P45" style:family="paragraph" style:parent-style-name="Standard">
      <style:paragraph-properties fo:margin-left="0.542cm" fo:margin-right="0cm" fo:margin-top="0cm" fo:margin-bottom="0.318cm" style:contextual-spacing="false"/>
      <style:text-properties fo:font-size="12pt" fo:font-weight="bold" officeooo:paragraph-rsid="00190707" style:font-name-asian="Arial" style:font-size-asian="12pt" style:font-weight-asian="bold"/>
    </style:style>
    <style:style style:name="P46" style:family="paragraph" style:parent-style-name="Standard">
      <style:text-properties officeooo:paragraph-rsid="00190707" style:font-name-asian="Arial"/>
    </style:style>
    <style:style style:name="P47" style:family="paragraph" style:parent-style-name="Standard">
      <style:paragraph-properties fo:margin-top="0cm" fo:margin-bottom="0.249cm" style:contextual-spacing="false"/>
      <style:text-properties officeooo:paragraph-rsid="00190707" style:font-name-asian="Arial"/>
    </style:style>
    <style:style style:name="P48" style:family="paragraph" style:parent-style-name="Standard" style:list-style-name="WW8Num23">
      <style:paragraph-properties fo:margin-left="1.244cm" fo:margin-right="0cm" fo:margin-top="0cm" fo:margin-bottom="0.333cm" style:contextual-spacing="false" fo:line-height="104%" fo:text-indent="-0.635cm" style:auto-text-indent="false"/>
      <style:text-properties fo:font-size="12pt" fo:font-weight="bold" officeooo:paragraph-rsid="00190707" style:font-name-asian="Arial" style:font-size-asian="12pt" style:font-weight-asian="bold"/>
    </style:style>
    <style:style style:name="P49" style:family="paragraph" style:parent-style-name="Standard" style:list-style-name="WW8Num23">
      <style:paragraph-properties fo:margin-left="0.609cm" fo:margin-right="0cm" fo:margin-top="0cm" fo:margin-bottom="0.333cm" style:contextual-spacing="false" fo:line-height="104%" fo:text-indent="0cm" style:auto-text-indent="false"/>
      <style:text-properties fo:font-size="12pt" fo:font-weight="bold" officeooo:paragraph-rsid="00190707" style:font-name-asian="Arial" style:font-size-asian="12pt" style:font-weight-asian="bold"/>
    </style:style>
    <style:style style:name="P50" style:family="paragraph" style:parent-style-name="Text_20_body">
      <style:paragraph-properties fo:break-before="page"/>
      <style:text-properties officeooo:rsid="0018cd7a" officeooo:paragraph-rsid="0018cd7a"/>
    </style:style>
    <style:style style:name="P51" style:family="paragraph" style:parent-style-name="Heading_20_2">
      <style:text-properties officeooo:paragraph-rsid="0018cd7a"/>
    </style:style>
    <style:style style:name="P52" style:family="paragraph" style:parent-style-name="Table_20_Heading">
      <style:text-properties officeooo:paragraph-rsid="0018cd7a"/>
    </style:style>
    <style:style style:name="P53" style:family="paragraph" style:parent-style-name="Table_20_Contents">
      <style:text-properties fo:font-weight="bold" officeooo:paragraph-rsid="0018cd7a" style:font-weight-asian="bold" style:font-weight-complex="bold"/>
    </style:style>
    <style:style style:name="P54" style:family="paragraph" style:parent-style-name="Table_20_Contents">
      <style:text-properties officeooo:paragraph-rsid="0018cd7a"/>
    </style:style>
    <style:style style:name="P55" style:family="paragraph" style:parent-style-name="First_20_paragraph">
      <style:text-properties officeooo:rsid="0018cd7a" officeooo:paragraph-rsid="0018cd7a"/>
    </style:style>
    <style:style style:name="P56" style:family="paragraph" style:parent-style-name="Heading_20_2">
      <style:paragraph-properties fo:break-before="page"/>
      <style:text-properties officeooo:paragraph-rsid="0018cd7a"/>
    </style:style>
    <style:style style:name="P57" style:family="paragraph" style:parent-style-name="Text_20_body" style:list-style-name="L1">
      <style:paragraph-properties fo:margin-top="0cm" fo:margin-bottom="0cm" style:contextual-spacing="false"/>
      <style:text-properties officeooo:paragraph-rsid="0018cd7a"/>
    </style:style>
    <style:style style:name="P58" style:family="paragraph" style:parent-style-name="Heading_20_4">
      <style:text-properties officeooo:paragraph-rsid="0018cd7a"/>
    </style:style>
    <style:style style:name="P59" style:family="paragraph" style:parent-style-name="Text_20_body" style:list-style-name="L9">
      <style:paragraph-properties fo:margin-top="0cm" fo:margin-bottom="0cm" style:contextual-spacing="false"/>
      <style:text-properties officeooo:paragraph-rsid="0018cd7a"/>
    </style:style>
    <style:style style:name="P60" style:family="paragraph" style:parent-style-name="Text_20_body">
      <style:text-properties officeooo:rsid="0018cd7a" officeooo:paragraph-rsid="0018cd7a"/>
    </style:style>
    <style:style style:name="T1" style:family="text">
      <style:text-properties officeooo:rsid="0017928d"/>
    </style:style>
    <style:style style:name="T2" style:family="text">
      <style:text-properties fo:font-weight="bold" style:letter-kerning="true" style:font-name-asian="Arial" style:font-weight-asian="bold" style:font-size-complex="11pt"/>
    </style:style>
    <style:style style:name="T3" style:family="text">
      <style:text-properties style:letter-kerning="true" style:font-name-asian="Arial" style:font-size-complex="11pt"/>
    </style:style>
    <style:style style:name="T4" style:family="text">
      <style:text-properties fo:font-weight="bold" officeooo:rsid="0017928d" style:letter-kerning="true" style:font-name-asian="Arial" style:font-weight-asian="bold" style:font-size-complex="11pt"/>
    </style:style>
    <style:style style:name="T5" style:family="text">
      <style:text-properties officeooo:rsid="0017928d" style:letter-kerning="true" style:font-name-asian="Arial" style:font-size-complex="11pt"/>
    </style:style>
    <style:style style:name="T6" style:family="text">
      <style:text-properties fo:font-size="11pt" fo:font-weight="bold" style:letter-kerning="true" style:font-name-asian="Arial" style:font-size-asian="11pt" style:font-weight-asian="bold" style:font-size-complex="11pt"/>
    </style:style>
    <style:style style:name="T7" style:family="text">
      <style:text-properties fo:font-family="'Times New Roman'" style:font-family-generic="roman" style:font-pitch="variable" fo:font-size="12pt" fo:font-weight="bold" style:letter-kerning="true" style:font-size-asian="12pt" style:font-weight-asian="bold" style:font-family-complex="'Times New Roman'" style:font-family-generic-complex="roman" style:font-pitch-complex="variable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9b5f1"/>
    </style:style>
    <style:style style:name="T11" style:family="text">
      <style:text-properties fo:font-size="12pt" fo:font-weight="bold" style:font-name-asian="Arial" style:font-size-asian="12pt" style:font-weight-asian="bold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PROGRAMACIÓ MÒDUL PROFESSIONAL DE</text:p>
      <text:p text:style-name="P1">CICLE FORMATIU <text:span text:style-name="T1">(</text:span>LOOIFP<text:span text:style-name="T1">)</text:span></text:p>
      <text:p text:style-name="Text_20_body"><text:s/></text:p>
      <text:p text:style-name="Text_20_body"><text:s/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Text_20_body"><text:span text:style-name="T2">Departament:</text:span><text:span text:style-name="T3"> </text:span></text:p>
          </table:table-cell>
          <table:table-cell table:style-name="Taula1.B1" office:value-type="string">
            <text:p text:style-name="Text_20_body"><text:s/></text:p>
          </table:table-cell>
          <table:table-cell table:style-name="Taula1.A1" office:value-type="string">
            <text:p text:style-name="Text_20_body"><text:span text:style-name="T2">Grup/s: </text:span><text:span text:style-name="T3"><text:s/></text:span></text:p>
          </table:table-cell>
          <table:table-cell table:style-name="Taula1.B1" office:value-type="string">
            <text:p text:style-name="Text_20_body"><text:s/></text:p>
          </table:table-cell>
        </table:table-row>
        <table:table-row table:style-name="Taula1.1">
          <table:table-cell table:style-name="Taula1.A1" office:value-type="string">
            <text:p text:style-name="Text_20_body"><text:span text:style-name="T2">Família professional:</text:span><text:span text:style-name="T3"> </text:span></text:p>
          </table:table-cell>
          <table:table-cell table:style-name="Taula1.B2" office:value-type="string">
            <text:p text:style-name="Text_20_body"><text:s/></text:p>
          </table:table-cell>
          <table:table-cell table:style-name="Taula1.B2" office:value-type="string">
            <text:p text:style-name="Text_20_body"><text:s/></text:p>
          </table:table-cell>
          <table:table-cell table:style-name="Taula1.B1" office:value-type="string">
            <text:p text:style-name="Text_20_body"><text:s/></text:p>
          </table:table-cell>
        </table:table-row>
        <table:table-row table:style-name="Taula1.1">
          <table:table-cell table:style-name="Taula1.A1" office:value-type="string">
            <text:p text:style-name="Text_20_body"><text:span text:style-name="T2">Cicle Formatiu: CFG</text:span><text:span text:style-name="T4">S</text:span></text:p>
          </table:table-cell>
          <table:table-cell table:style-name="Taula1.B2" office:value-type="string">
            <text:p text:style-name="Text_20_body"><text:s/></text:p>
          </table:table-cell>
          <table:table-cell table:style-name="Taula1.B1" office:value-type="string">
            <text:p text:style-name="Text_20_body"><text:s/></text:p>
          </table:table-cell>
          <table:table-cell table:style-name="Taula1.D3" office:value-type="string">
            <text:p text:style-name="Text_20_body"><text:span text:style-name="T2">Codi:</text:span><text:span text:style-name="T3"> </text:span><text:span text:style-name="T5">IC</text:span></text:p>
          </table:table-cell>
        </table:table-row>
        <table:table-row table:style-name="Taula1.1">
          <table:table-cell table:style-name="Taula1.A1" office:value-type="string">
            <text:p text:style-name="Text_20_body"><text:span text:style-name="T2">Mòdul Professional: 0</text:span></text:p>
          </table:table-cell>
          <table:table-cell table:style-name="Taula1.B2" office:value-type="string">
            <text:p text:style-name="Text_20_body"><text:s/></text:p>
          </table:table-cell>
          <table:table-cell table:style-name="Taula1.B2" office:value-type="string">
            <text:p text:style-name="Text_20_body"><text:s/></text:p>
          </table:table-cell>
          <table:table-cell table:style-name="Taula1.B1" office:value-type="string">
            <text:p text:style-name="Text_20_body"><text:s/></text:p>
          </table:table-cell>
        </table:table-row>
        <table:table-row table:style-name="Taula1.5">
          <table:table-cell table:style-name="Taula1.D3" office:value-type="string">
            <text:p text:style-name="Text_20_body"><text:span text:style-name="T2">Hores centre educatiu:</text:span><text:span text:style-name="T3"> </text:span></text:p>
          </table:table-cell>
          <table:table-cell table:style-name="Taula1.A1" office:value-type="string">
            <text:p text:style-name="Text_20_body"><text:span text:style-name="T2">Hores estada a l’empresa:</text:span></text:p>
          </table:table-cell>
          <table:table-cell table:style-name="Taula1.B1" office:value-type="string">
            <text:p text:style-name="Text_20_body"><text:s/></text:p>
          </table:table-cell>
          <table:table-cell table:style-name="Taula1.D3" office:value-type="string">
            <text:p text:style-name="Text_20_body"><text:span text:style-name="T2">Hores totals:</text:span><text:span text:style-name="T3"> </text:span></text:p>
          </table:table-cell>
        </table:table-row>
      </table:table>
      <text:p text:style-name="Text_20_body"/>
      <text:p text:style-name="Text_20_body"/>
      <text:p text:style-name="P2">Professor: Jordi Vidal Rodríguez</text:p>
      <text:p text:style-name="P2">Cur escolar: 2025-26</text:p>
      <text:p text:style-name="P2"/>
      <text:p text:style-name="P3">Taula de Continguts</text:p>
      <text:p text:style-name="P2"/>
      <text:p text:style-name="P2"/>
      <text:h text:style-name="P4" text:outline-level="2"/>
      <text:h text:style-name="Heading_20_2" text:outline-level="2">COMPETÈNCIES PROFESSIONALS, PERSONALS I SOCIALS I OBJECTIUS GENERALS ASSOCIATS AL MÒDUL PROFESSIONAL. </text:h>
      <text:p text:style-name="P5"><text:s/></text:p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6"><text:span text:style-name="T6">COMPETÈNCIES PROFESSIONALS, PERSONALS I SOCIALS</text:span><text:span text:style-name="T7"> </text:span></text:p>
          </table:table-cell>
          <table:table-cell table:style-name="Taula2.A1" office:value-type="string">
            <text:p text:style-name="P7"><text:span text:style-name="T6">OBJECTIUS GENERALS</text:span><text:span text:style-name="T7"> </text:span></text:p>
          </table:table-cell>
        </table:table-row>
        <table:table-row table:style-name="Taula2.2">
          <table:table-cell table:style-name="Taula2.A1" office:value-type="string">
            <text:p text:style-name="P6"><text:span text:style-name="T6"><text:s/></text:span><text:span text:style-name="T7"><text:s/></text:span></text:p>
          </table:table-cell>
          <table:table-cell table:style-name="Taula2.A1" office:value-type="string">
            <text:p text:style-name="P7"><text:span text:style-name="T6"><text:s/></text:span><text:span text:style-name="T7"><text:s/></text:span></text:p>
          </table:table-cell>
        </table:table-row>
        <table:table-row table:style-name="Taula2.3">
          <table:table-cell table:style-name="Taula2.A1" office:value-type="string">
            <text:p text:style-name="P6"><text:span text:style-name="T6"><text:s/></text:span><text:span text:style-name="T7"><text:s/></text:span></text:p>
          </table:table-cell>
          <table:table-cell table:style-name="Taula2.A1" office:value-type="string">
            <text:p text:style-name="P7"><text:span text:style-name="T6"><text:s/></text:span><text:span text:style-name="T7"><text:s/></text:span></text:p>
          </table:table-cell>
        </table:table-row>
        <table:table-row table:style-name="Taula2.2">
          <table:table-cell table:style-name="Taula2.A1" office:value-type="string">
            <text:p text:style-name="P6"><text:span text:style-name="T6"><text:s/></text:span><text:span text:style-name="T7"><text:s/></text:span></text:p>
          </table:table-cell>
          <table:table-cell table:style-name="Taula2.A1" office:value-type="string">
            <text:p text:style-name="P7"><text:span text:style-name="T6"><text:s/></text:span><text:span text:style-name="T7"><text:s/></text:span></text:p>
          </table:table-cell>
        </table:table-row>
      </table:table>
      <text:p text:style-name="P8"><text:s/></text:p>
      <text:h text:style-name="P9" text:outline-level="3"><text:bookmark-start text:name="Còpia de competències-professionals-personals-i-socials 1"/>2.2. Competències professionals, personals i socials<text:bookmark-end text:name="Còpia de competències-professionals-personals-i-socials 1"/></text:h>
      <text:p text:style-name="P10"><text:span text:style-name="T8">CPPS-C)</text:span> <text:span text:style-name="T8">Gestionar bases de dades, interpretant-ne el disseny lògic i verificant la integritat, la consistència, la seguretat i l’accessibilitat de les dades.</text:span> <text:span text:style-name="T9">(Competència clau per al mòdul)</text:span></text:p>
      <text:p text:style-name="P10"><text:span text:style-name="T8">CPPS-D)</text:span> <text:span text:style-name="T8">Gestionar entorns de desenvolupament</text:span> adaptant-ne la configuració en cada cas per permetre el desenvolupament i el desplegament d’aplicacions.</text:p>
      <text:p text:style-name="P10"><text:span text:style-name="T8">CPPS-E)</text:span> <text:span text:style-name="T8">Desenvolupar aplicacions multiplataforma amb accés a bases de dades utilitzant llenguatges, llibreries i eines adequats a les especificacions.</text:span> <text:span text:style-name="T9">(Competència clau per al mòdul)</text:span></text:p>
      <text:p text:style-name="P11"><text:span text:style-name="T8">CPPS-F)</text:span> <text:span text:style-name="T8">Desenvolupar aplicacions implementant un sistema complet de formularis i informes que permetin gestionar de forma integral la informació emmagatzemada.</text:span> <text:span text:style-name="T9">(Competència clau per al mòdul)</text:span></text:p>
      <text:p text:style-name="P12"><text:span text:style-name="T8">CPPS-S)</text:span> Mantenir l’esperit d’<text:span text:style-name="T8">innovació i actualització en l’àmbit del seu treball per adaptar-se als canvis tecnològics</text:span> i organitzatius del seu entorn professional.</text:p>
      <text:h text:style-name="P9" text:outline-level="3"><text:bookmark-start text:name="objectius-generals-del-cicle-formatiu-relacionats-amb-el-mòdul-daccés-a-dades"/>3.1. Objectius generals del cicle formatiu relacionats amb el mòdul d’Accés a Dades<text:bookmark-end text:name="objectius-generals-del-cicle-formatiu-relacionats-amb-el-mòdul-daccés-a-dades"/></text:h>
      <text:p text:style-name="P13">Els objectius generals d’aquest cicle formatiu relacionats amb el mòdul d’Accés a Dades són:</text:p>
      <text:p text:style-name="P10"><text:span text:style-name="T8">OG-C)</text:span> <text:span text:style-name="T8">Interpretar el disseny lògic de bases de dades, analitzant-ne i complint-ne les especificacions relatives a l’aplicació, per gestionar bases de dades.</text:span> <text:span text:style-name="T9">(Objectiu principal del mòdul)</text:span></text:p>
      <text:p text:style-name="P10"><text:span text:style-name="T8">OG-E)</text:span> <text:span text:style-name="T8">Seleccionar i emprar llenguatges, eines i llibreries, interpretant les especificacions per desenvolupar aplicacions multiplataforma amb accés a bases de dades.</text:span> <text:span text:style-name="T9">(Objectiu principal del mòdul)</text:span></text:p>
      <text:p text:style-name="P11"><text:soft-page-break/><text:span text:style-name="T8">OG-F)</text:span> <text:span text:style-name="T8">Gestionar la informació emmagatzemada, planificant i implementant sistemes de formularis i informes per desenvolupar aplicacions de gestió.</text:span> <text:span text:style-name="T9">(Objectiu principal del mòdul)</text:span></text:p>
      <text:h text:style-name="P14" text:outline-level="3"><text:bookmark-start text:name="Còpia de capacitats-clau 1"/>2.3. Capacitats clau<text:bookmark-end text:name="Còpia de capacitats-clau 1"/></text:h>
      <text:p text:style-name="P15">Són les capacitats transversals que afecten diferents llocs de treball i que són transferibles a noves situacions de treball. Entre aquestes capacitats destaquen:</text:p>
      <text:list xml:id="list3519413732" text:style-name="L1">
        <text:list-item>
          <text:p text:style-name="P16"><text:span text:style-name="T8">CC-01:</text:span> Autonomia</text:p>
        </text:list-item>
        <text:list-item>
          <text:p text:style-name="P16"><text:span text:style-name="T8">CC-02:</text:span> Innovació</text:p>
        </text:list-item>
        <text:list-item>
          <text:p text:style-name="P16"><text:span text:style-name="T8">CC-03:</text:span> Organització del treball</text:p>
        </text:list-item>
        <text:list-item>
          <text:p text:style-name="P16"><text:span text:style-name="T8">CC-04:</text:span> Responsabilitat</text:p>
        </text:list-item>
        <text:list-item>
          <text:p text:style-name="P16"><text:span text:style-name="T8">CC-05:</text:span> Relació interpersonal</text:p>
        </text:list-item>
        <text:list-item>
          <text:p text:style-name="P16"><text:span text:style-name="T8">CC-06:</text:span> Treball en equip</text:p>
        </text:list-item>
        <text:list-item>
          <text:p text:style-name="P16"><text:span text:style-name="T8">CC-07:</text:span> Resolució de problemes</text:p>
        </text:list-item>
      </text:list>
      <text:h text:style-name="P14" text:outline-level="3"><text:bookmark-start text:name="Còpia de camp-professional 1"/>2.4. Camp professional<text:bookmark-end text:name="Còpia de camp-professional 1"/></text:h>
      <text:h text:style-name="P17" text:outline-level="4"><text:bookmark-start text:name="Còpia de làmbit-professional-i-de-treball 1"/>2.4.1. L’àmbit professional i de treball<text:bookmark-end text:name="Còpia de làmbit-professional-i-de-treball 1"/></text:h>
      <text:p text:style-name="P15">Aquest professional exercirà l’activitat en entitats públiques o privades de qualsevol mida, tant per compte aliè com per compte propi, exercint el seu treball en l’àrea de desenvolupament d’aplicacions informàtiques multiplataforma en diversos àmbits:</text:p>
      <text:list text:style-name="L2">
        <text:list-item>
          <text:p text:style-name="P18">Gestió empresarial i de negoci</text:p>
        </text:list-item>
        <text:list-item>
          <text:p text:style-name="P18">Relacions amb clients</text:p>
        </text:list-item>
        <text:list-item>
          <text:p text:style-name="P18">Educació</text:p>
        </text:list-item>
        <text:list-item>
          <text:p text:style-name="P18">Oci</text:p>
        </text:list-item>
        <text:list-item>
          <text:p text:style-name="P18">Dispositius mòbils</text:p>
        </text:list-item>
        <text:list-item>
          <text:p text:style-name="P18">Entreteniment</text:p>
        </text:list-item>
      </text:list>
      <text:p text:style-name="P19">Aplicacions desenvolupades i implantades en entorns d’abast intranet, extranet i Internet; implantació i adaptació de sistemes de planificació de recursos empresarials i de gestió de relacions amb clients.</text:p>
      <text:h text:style-name="P17" text:outline-level="4"><text:bookmark-start text:name="Còpia de les-principals-ocupacions-i-llocs-de-treball-són 1"/>2.4.2. Les principals ocupacions i llocs de treball són:<text:bookmark-end text:name="Còpia de les-principals-ocupacions-i-llocs-de-treball-són 1"/></text:h>
      <text:p text:style-name="P15"><text:span text:style-name="T8">CP-01)</text:span> Desenvolupar aplicacions informàtiques per a la gestió empresarial i de negoci.</text:p>
      <text:p text:style-name="P20"><text:span text:style-name="T8">CP-02)</text:span> Desenvolupar aplicacions de propòsit general.</text:p>
      <text:p text:style-name="P21"><text:span text:style-name="T8">CP-03)</text:span> Desenvolupar aplicacions en l’àmbit de l’entreteniment i la informàtica mòbil.</text:p>
      <text:p text:style-name="P21"/>
      <text:h text:style-name="P22" text:outline-level="2"><text:bookmark-start text:name="currículum"/><text:soft-page-break/>3. CURRÍCULUM<text:bookmark-end text:name="currículum"/></text:h>
      <text:h text:style-name="P14" text:outline-level="3"><text:bookmark-start text:name="Còpia de objectius-generals-del-cicle-formatiu-relacionats-amb-el-mòdul-daccés-a-dades 1"/>3.1. Objectius generals del cicle formatiu relacionats amb el mòdul d’Accés a Dades<text:bookmark-end text:name="Còpia de objectius-generals-del-cicle-formatiu-relacionats-amb-el-mòdul-daccés-a-dades 1"/></text:h>
      <text:p text:style-name="P15">Els objectius generals d’aquest cicle formatiu relacionats amb el mòdul d’Accés a Dades són:</text:p>
      <text:p text:style-name="P20"><text:span text:style-name="T8">OG-C)</text:span> <text:span text:style-name="T8">Interpretar el disseny lògic de bases de dades, analitzant-ne i complint-ne les especificacions relatives a l’aplicació, per gestionar bases de dades.</text:span> <text:span text:style-name="T9">(Objectiu principal del mòdul)</text:span></text:p>
      <text:p text:style-name="P20"><text:span text:style-name="T8">OG-E)</text:span> <text:span text:style-name="T8">Seleccionar i emprar llenguatges, eines i llibreries, interpretant les especificacions per desenvolupar aplicacions multiplataforma amb accés a bases de dades.</text:span> <text:span text:style-name="T9">(Objectiu principal del mòdul)</text:span></text:p>
      <text:p text:style-name="P20"><text:span text:style-name="T8">OG-F)</text:span> <text:span text:style-name="T8">Gestionar la informació emmagatzemada, planificant i implementant sistemes de formularis i informes per desenvolupar aplicacions de gestió.</text:span> <text:span text:style-name="T9">(Objectiu principal del mòdul)</text:span></text:p>
      <text:h text:style-name="P14" text:outline-level="3"><text:bookmark-start text:name="crèdits"/>3.2. Crèdits<text:bookmark-end text:name="crèdits"/></text:h>
      <text:p text:style-name="P23">Mòdul Professional 0486 - Accés a Dades</text:p>
      <text:list text:style-name="L3">
        <text:list-item>
          <text:p text:style-name="P24"><text:span text:style-name="T8">Equivalència en crèdits ECTS:</text:span> 9 crèdits</text:p>
        </text:list-item>
        <text:list-item>
          <text:p text:style-name="P24"><text:span text:style-name="T8">Durada total:</text:span> 132 hores</text:p>
        </text:list-item>
        <text:list-item>
          <text:p text:style-name="P24"><text:span text:style-name="T8">Hores de lliure disposició:</text:span> 33 hores</text:p>
        </text:list-item>
      </text:list>
      <text:p text:style-name="P15"><text:span text:style-name="T8">Total del cicle formatiu:</text:span> 120 crèdits ECTS</text:p>
      <text:h text:style-name="P14" text:outline-level="3"><text:bookmark-start text:name="hores-a-disposició-del-centre"/>3.3. Hores a disposició del centre<text:bookmark-end text:name="hores-a-disposició-del-centre"/></text:h>
      <text:p text:style-name="P15">El mòdul d’Accés a Dades disposa de <text:span text:style-name="T8">33 hores de lliure disposició</text:span> que el centre utilitza per completar el currículum i adequar-lo a les necessitats específiques del sector i/o àmbit socioeconòmic del centre.</text:p>
      <text:h text:style-name="P14" text:outline-level="3"><text:bookmark-start text:name="relació-de-crèdits-en-què-sorganitzen-els-mòduls-professionals"/>3.4. Relació de crèdits en què s’organitzen els mòduls professionals<text:bookmark-end text:name="relació-de-crèdits-en-què-sorganitzen-els-mòduls-professionals"/></text:h>
      <text:p text:style-name="P15">El mòdul professional d’Accés a Dades s’organitza en els següents <text:span text:style-name="T8">Resultats d’Aprenentatge (RA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5">RA</text:p>
            </table:table-cell>
            <table:table-cell table:style-name="Table2.A1" office:value-type="string">
              <text:p text:style-name="P25">Denominació</text:p>
            </table:table-cell>
            <table:table-cell table:style-name="Table2.A1" office:value-type="string">
              <text:p text:style-name="P25">Hores</text:p>
            </table:table-cell>
          </table:table-row>
        </table:table-header-rows>
        <table:table-row>
          <table:table-cell table:style-name="Table2.A1" office:value-type="string">
            <text:p text:style-name="P26">RA1</text:p>
          </table:table-cell>
          <table:table-cell table:style-name="Table2.A1" office:value-type="string">
            <text:p text:style-name="P27">Gestió de fitxers</text:p>
          </table:table-cell>
          <table:table-cell table:style-name="Table2.A1" office:value-type="string">
            <text:p text:style-name="P27">24</text:p>
          </table:table-cell>
        </table:table-row>
        <table:table-row>
          <table:table-cell table:style-name="Table2.A1" office:value-type="string">
            <text:p text:style-name="P26">RA2</text:p>
          </table:table-cell>
          <table:table-cell table:style-name="Table2.A1" office:value-type="string">
            <text:p text:style-name="P27">Gestió de connectors (BDR)</text:p>
          </table:table-cell>
          <table:table-cell table:style-name="Table2.A1" office:value-type="string">
            <text:p text:style-name="P27">14</text:p>
          </table:table-cell>
        </table:table-row>
        <table:table-row>
          <table:table-cell table:style-name="Table2.A1" office:value-type="string">
            <text:p text:style-name="P26">RA3</text:p>
          </table:table-cell>
          <table:table-cell table:style-name="Table2.A1" office:value-type="string">
            <text:p text:style-name="P27">Mapatge objecte-relacional (ORM)</text:p>
          </table:table-cell>
          <table:table-cell table:style-name="Table2.A1" office:value-type="string">
            <text:p text:style-name="P27">13</text:p>
          </table:table-cell>
        </table:table-row>
        <table:table-row>
          <table:table-cell table:style-name="Table2.A1" office:value-type="string">
            <text:p text:style-name="P26">RA4</text:p>
          </table:table-cell>
          <table:table-cell table:style-name="Table2.A1" office:value-type="string">
            <text:p text:style-name="P27">Bases de dades objecte-relacionals i orientades a objectes</text:p>
          </table:table-cell>
          <table:table-cell table:style-name="Table2.A1" office:value-type="string">
            <text:p text:style-name="P27">12</text:p>
          </table:table-cell>
        </table:table-row>
        <table:table-row>
          <table:table-cell table:style-name="Table2.A1" office:value-type="string">
            <text:p text:style-name="P26">RA5</text:p>
          </table:table-cell>
          <table:table-cell table:style-name="Table2.A1" office:value-type="string">
            <text:p text:style-name="P27">Bases de dades documentals natives</text:p>
          </table:table-cell>
          <table:table-cell table:style-name="Table2.A1" office:value-type="string">
            <text:p text:style-name="P27">12</text:p>
          </table:table-cell>
        </table:table-row>
        <table:table-row>
          <table:table-cell table:style-name="Table2.A1" office:value-type="string">
            <text:p text:style-name="P26">RA6</text:p>
          </table:table-cell>
          <table:table-cell table:style-name="Table2.A1" office:value-type="string">
            <text:p text:style-name="P27">Programació de components d’accés a dades</text:p>
          </table:table-cell>
          <table:table-cell table:style-name="Table2.A1" office:value-type="string">
            <text:p text:style-name="P27">24</text:p>
          </table:table-cell>
        </table:table-row>
        <table:table-row>
          <table:table-cell table:style-name="Table2.A1" office:value-type="string">
            <text:p text:style-name="P27">-</text:p>
          </table:table-cell>
          <table:table-cell table:style-name="Table2.A1" office:value-type="string">
            <text:p text:style-name="P26">Hores de lliure disposició</text:p>
          </table:table-cell>
          <table:table-cell table:style-name="Table2.A1" office:value-type="string">
            <text:p text:style-name="P26">33</text:p>
          </table:table-cell>
        </table:table-row>
        <text:soft-page-break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6">TOTAL</text:p>
          </table:table-cell>
          <table:table-cell table:style-name="Table2.A1" office:value-type="string">
            <text:p text:style-name="P26">132</text:p>
          </table:table-cell>
        </table:table-row>
      </table:table>
      <text:p text:style-name="P15"><text:span text:style-name="T8">Nota:</text:span> Els RA s’agrupen didàcticament per facilitar l’aprenentatge progressiu de la persistència de dades.</text:p>
      <text:h text:style-name="P14" text:outline-level="3"><text:bookmark-start text:name="matèries-del-batxillerat-que-shan-hagut-de-cursar-per-accedir-al-cicle-formatiu"/>3.5. Matèries del Batxillerat que s’han hagut de cursar per accedir al cicle formatiu<text:bookmark-end text:name="matèries-del-batxillerat-que-shan-hagut-de-cursar-per-accedir-al-cicle-formatiu"/></text:h>
      <text:p text:style-name="P15">Tenen preferència per accedir a aquest cicle, en centres públics o en centres privats que el tinguin concertat, els alumnes que hagin cursat la <text:span text:style-name="T8">modalitat de batxillerat de Ciències i Tecnologia</text:span>.</text:p>
      <text:p text:style-name="P29"/>
      <text:h text:style-name="P22" text:outline-level="2"><text:bookmark-start text:name="professorat"/>4. PROFESSORAT<text:bookmark-end text:name="professorat"/></text:h>
      <text:h text:style-name="P14" text:outline-level="3"><text:bookmark-start text:name="especialitats-del-professorat-amb-atribució-docent-en-el-mòdul-daccés-a-dades"/>4.1. Especialitats del professorat amb atribució docent en el mòdul d’Accés a Dades<text:bookmark-end text:name="especialitats-del-professorat-amb-atribució-docent-en-el-mòdul-daccés-a-dade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5">Mòdul Professional</text:p>
            </table:table-cell>
            <table:table-cell table:style-name="Table3.A1" office:value-type="string">
              <text:p text:style-name="P25">Especialitat del Professorat</text:p>
            </table:table-cell>
            <table:table-cell table:style-name="Table3.A1" office:value-type="string">
              <text:p text:style-name="P25">Cos</text:p>
            </table:table-cell>
          </table:table-row>
        </table:table-header-rows>
        <table:table-row>
          <table:table-cell table:style-name="Table3.A1" office:value-type="string">
            <text:p text:style-name="P27">Accés a dades</text:p>
          </table:table-cell>
          <table:table-cell table:style-name="Table3.A1" office:value-type="string">
            <text:p text:style-name="P27">Informàtica</text:p>
          </table:table-cell>
          <table:table-cell table:style-name="Table3.A1" office:value-type="string">
            <text:p text:style-name="P27">Catedràtics d’ensenyament secundariProfessors d’ensenyament secundari</text:p>
          </table:table-cell>
        </table:table-row>
      </table:table>
      <text:h text:style-name="P14" text:outline-level="3"><text:bookmark-start text:name="equivalències-de-titulacions-a-efectes-de-docència"/>4.2. Equivalències de titulacions a efectes de docència<text:bookmark-end text:name="equivalències-de-titulacions-a-efectes-de-docència"/></text:h>
      <text:p text:style-name="P23">Per al Cos de Professors d’Ensenyament Secundari - Especialitat Informàtica:</text:p>
      <text:p text:style-name="P20">Les següents titulacions són equivalents a efectes de docència:</text:p>
      <text:list text:style-name="L4">
        <text:list-item>
          <text:p text:style-name="P30">Diplomat o diplomada en estadística</text:p>
        </text:list-item>
        <text:list-item>
          <text:p text:style-name="P30">Enginyer tècnic o enginyera tècnica en informàtica de gestió</text:p>
        </text:list-item>
        <text:list-item>
          <text:p text:style-name="P30">Enginyer tècnic o enginyera tècnica en informàtica de sistemes</text:p>
        </text:list-item>
        <text:list-item>
          <text:p text:style-name="P30">Enginyer tècnic o enginyera tècnica de telecomunicació, especialitat en telemàtica</text:p>
        </text:list-item>
      </text:list>
      <text:p text:style-name="P23">Per a centres de titularitat privada o de titularitat pública diferent del Departament d’Ensenyament:</text:p>
      <text:list text:style-name="L5">
        <text:list-item>
          <text:p text:style-name="P31">Llicenciat o llicenciada, enginyer o enginyera, arquitecte o arquitecta, o títol de grau corresponent o altres títols equivalents a efectes de docència</text:p>
        </text:list-item>
      </text:list>
      <text:p text:style-name="P29"/>
      <text:h text:style-name="P22" text:outline-level="2"><text:bookmark-start text:name="convalidacions-correspondències-i-accés-a-estudis-universitaris"/><text:soft-page-break/>5. CONVALIDACIONS, CORRESPONDÈNCIES I ACCÉS A ESTUDIS UNIVERSITARIS<text:bookmark-end text:name="convalidacions-correspondències-i-accés-a-estudis-universitaris"/></text:h>
      <text:h text:style-name="P14" text:outline-level="3"><text:bookmark-start text:name="mòduls-professionals-que-poden-ser-objecte-de-convalidació-amb-la-formació-professional-ocupacional"/>5.1. Mòduls professionals que poden ser objecte de convalidació amb la formació professional ocupacional<text:bookmark-end text:name="mòduls-professionals-que-poden-ser-objecte-de-convalidació-amb-la-formació-professional-ocupacional"/></text:h>
      <text:p text:style-name="P15">Les persones matriculades en aquest cicle formatiu que tinguin acreditades totes les unitats de competència incloses en el títol, segons el procediment establert en el Reial decret 1224/2009, de reconeixement de les competències professionals adquirides per experiència laboral o per vies no formals de formació, tindran convalidats determinats mòduls professionals.</text:p>
      <text:h text:style-name="P14" text:outline-level="3"><text:bookmark-start text:name="mòduls-professionals-que-poden-ser-objecte-de-correspondència-amb-la-pràctica-laboral"/>5.2. Mòduls professionals que poden ser objecte de correspondència amb la pràctica laboral<text:bookmark-end text:name="mòduls-professionals-que-poden-ser-objecte-de-correspondència-amb-la-pràctica-laboral"/></text:h>
      <text:h text:style-name="P17" text:outline-level="4"><text:bookmark-start text:name="correspondència-de-les-unitats-de-competència-amb-el-mòdul-daccés-a-dades-per-a-la-convalidació"/>5.2.1. Correspondència de les unitats de competència amb el mòdul d’Accés a Dades per a la convalidació<text:bookmark-end text:name="correspondència-de-les-unitats-de-competència-amb-el-mòdul-daccés-a-dades-per-a-la-convalidació"/></text:h>
      <text:p text:style-name="P23">Unitat de competència del Catàleg de qualificacions professionals de Catalunya:</text:p>
      <text:list text:style-name="L6">
        <text:list-item>
          <text:p text:style-name="P32"><text:span text:style-name="T8">UC_2-0227-11_3:</text:span> Desenvolupar components programari en llenguatges de programació orientats a objectes</text:p>
        </text:list-item>
      </text:list>
      <text:p text:style-name="P23">Relació amb el Catàleg nacional de qualificacions professionals:</text:p>
      <text:list text:style-name="L7">
        <text:list-item>
          <text:p text:style-name="P33"><text:span text:style-name="T8">UC0227_3:</text:span> Desenvolupar components programari en llenguatges de programació orientats a objectes</text:p>
        </text:list-item>
      </text:list>
      <text:h text:style-name="P17" text:outline-level="4"><text:bookmark-start text:name="correspondència-del-mòdul-daccés-a-dades-amb-les-unitats-de-competència-per-a-lacreditació"/>5.2.2. Correspondència del mòdul d’Accés a Dades amb les unitats de competència per a l’acreditació<text:bookmark-end text:name="correspondència-del-mòdul-daccés-a-dades-amb-les-unitats-de-competència-per-a-lacreditació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5">Mòdul Professional</text:p>
            </table:table-cell>
            <table:table-cell table:style-name="Table4.A1" office:value-type="string">
              <text:p text:style-name="P25">Unitats de competència del CQPC</text:p>
            </table:table-cell>
          </table:table-row>
        </table:table-header-rows>
        <table:table-row>
          <table:table-cell table:style-name="Table4.A1" office:value-type="string">
            <text:p text:style-name="P27"><text:span text:style-name="T8">ProgramacióAccés a dades</text:span></text:p>
          </table:table-cell>
          <table:table-cell table:style-name="Table4.A1" office:value-type="string">
            <text:p text:style-name="P27">UC_2-0227-11_3: Desenvolupar components programari en llenguatges de programació orientats a objectes</text:p>
          </table:table-cell>
        </table:table-row>
      </table:table>
      <text:h text:style-name="P17" text:outline-level="4"><text:bookmark-start text:name="convalidacions-amb-cicles-formatius-logse"/>5.2.3. Convalidacions amb cicles formatius LOGSE<text:bookmark-end text:name="convalidacions-amb-cicles-formatius-logse"/></text:h>
      <text:p text:style-name="P15"><text:span text:style-name="T8">Del cicle formatiu LOGSE </text:span>“<text:span text:style-name="T8">Desenvolupament d’aplicacions informàtiques</text:span>”<text:span text:style-name="T8"> (Decret 61/1996):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5">CFGS LOGSE - Crèdits/Mòduls</text:p>
            </table:table-cell>
            <table:table-cell table:style-name="Table5.A1" office:value-type="string">
              <text:p text:style-name="P25">CFGS LOE - Mòduls professionals</text:p>
            </table:table-cell>
          </table:table-row>
        </table:table-header-rows>
        <table:table-row>
          <table:table-cell table:style-name="Table5.A1" office:value-type="string">
            <text:p text:style-name="P27">Sistemes gestors de bases de dades relacionalsEntorns de quarta generació i amb eines CASEDesenvolupament d’aplicacions en entorns de quarta generació i amb eines CASE</text:p>
          </table:table-cell>
          <table:table-cell table:style-name="Table5.A1" office:value-type="string">
            <text:p text:style-name="P27">Bases de dades<text:span text:style-name="T8">Accés a dades</text:span></text:p>
          </table:table-cell>
        </table:table-row>
      </table:table>
      <text:h text:style-name="P14" text:outline-level="3"><text:bookmark-start text:name="accés-a-estudis-universitaris"/>5.3. Accés a estudis universitaris<text:bookmark-end text:name="accés-a-estudis-universitaris"/></text:h>
      <text:p text:style-name="P15">El títol de <text:span text:style-name="T8">tècnic o tècnica superior en Desenvolupament d’Aplicacions Multiplataforma</text:span> permet:</text:p>
      <text:list text:style-name="L8">
        <text:list-item>
          <text:p text:style-name="P34"><text:soft-page-break/><text:span text:style-name="T8">L’accés directe per cursar qualsevol altre cicle formatiu de grau superior</text:span>, en les condicions d’admissió que s’estableixin.</text:p>
        </text:list-item>
        <text:list-item>
          <text:p text:style-name="P34"><text:span text:style-name="T8">L’accés directe als ensenyaments conduents als títols universitaris de grau</text:span> en les condicions que s’estableixin.</text:p>
        </text:list-item>
        <text:list-item>
          <text:p text:style-name="P34"><text:span text:style-name="T8">S’han assignat 120 crèdits ECTS al títol complet</text:span>, distribuïts entre els mòduls professionals regulats pel currículum, per facilitar les convalidacions amb els ensenyaments universitaris de grau.</text:p>
        </text:list-item>
      </text:list>
      <text:p text:style-name="P35"/>
      <text:h text:style-name="P36" text:outline-level="2"><text:bookmark-start text:name="resultats-daprenentatge-i-criteris-davaluació-del-mòdul-0486"/>6. RESULTATS D’APRENENTATGE I CRITERIS D’AVALUACIÓ DEL MÒDUL 0486<text:bookmark-end text:name="resultats-daprenentatge-i-criteris-davaluació-del-mòdul-0486"/></text:h>
      <text:h text:style-name="P14" text:outline-level="3"><text:bookmark-start text:name="taula-de-traçabilitat-competències-objectius-i-resultats-daprenentatge"/>6.1. Taula de traçabilitat: Competències, Objectius i Resultats d’Aprenentatge<text:bookmark-end text:name="taula-de-traçabilitat-competències-objectius-i-resultats-daprenentatge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5">RA</text:p>
            </table:table-cell>
            <table:table-cell table:style-name="Table6.A1" office:value-type="string">
              <text:p text:style-name="P25">Competències principals</text:p>
            </table:table-cell>
            <table:table-cell table:style-name="Table6.A1" office:value-type="string">
              <text:p text:style-name="P25">Objectius generals</text:p>
            </table:table-cell>
            <table:table-cell table:style-name="Table6.A1" office:value-type="string">
              <text:p text:style-name="P25">Capacitats clau</text:p>
            </table:table-cell>
          </table:table-row>
        </table:table-header-rows>
        <table:table-row>
          <table:table-cell table:style-name="Table6.A1" office:value-type="string">
            <text:p text:style-name="P26">RA1</text:p>
          </table:table-cell>
          <table:table-cell table:style-name="Table6.A1" office:value-type="string">
            <text:p text:style-name="P27">CPPS-E, CPPS-F</text:p>
          </table:table-cell>
          <table:table-cell table:style-name="Table6.A1" office:value-type="string">
            <text:p text:style-name="P27">OG-E, OG-F</text:p>
          </table:table-cell>
          <table:table-cell table:style-name="Table6.A1" office:value-type="string">
            <text:p text:style-name="P27">CC-01, CC-03, CC-07</text:p>
          </table:table-cell>
        </table:table-row>
        <table:table-row>
          <table:table-cell table:style-name="Table6.A1" office:value-type="string">
            <text:p text:style-name="P26">RA2</text:p>
          </table:table-cell>
          <table:table-cell table:style-name="Table6.A1" office:value-type="string">
            <text:p text:style-name="P27">CPPS-C, CPPS-E, CPPS-F</text:p>
          </table:table-cell>
          <table:table-cell table:style-name="Table6.A1" office:value-type="string">
            <text:p text:style-name="P27">OG-C, OG-E, OG-F</text:p>
          </table:table-cell>
          <table:table-cell table:style-name="Table6.A1" office:value-type="string">
            <text:p text:style-name="P27">CC-01, CC-03, CC-04, CC-07</text:p>
          </table:table-cell>
        </table:table-row>
        <table:table-row>
          <table:table-cell table:style-name="Table6.A1" office:value-type="string">
            <text:p text:style-name="P26">RA3</text:p>
          </table:table-cell>
          <table:table-cell table:style-name="Table6.A1" office:value-type="string">
            <text:p text:style-name="P27">CPPS-C, CPPS-E, CPPS-F</text:p>
          </table:table-cell>
          <table:table-cell table:style-name="Table6.A1" office:value-type="string">
            <text:p text:style-name="P27">OG-C, OG-E, OG-F</text:p>
          </table:table-cell>
          <table:table-cell table:style-name="Table6.A1" office:value-type="string">
            <text:p text:style-name="P27">CC-01, CC-02, CC-03, CC-07</text:p>
          </table:table-cell>
        </table:table-row>
        <table:table-row>
          <table:table-cell table:style-name="Table6.A1" office:value-type="string">
            <text:p text:style-name="P26">RA4</text:p>
          </table:table-cell>
          <table:table-cell table:style-name="Table6.A1" office:value-type="string">
            <text:p text:style-name="P27">CPPS-C, CPPS-E</text:p>
          </table:table-cell>
          <table:table-cell table:style-name="Table6.A1" office:value-type="string">
            <text:p text:style-name="P27">OG-C, OG-E</text:p>
          </table:table-cell>
          <table:table-cell table:style-name="Table6.A1" office:value-type="string">
            <text:p text:style-name="P27">CC-01, CC-02, CC-07</text:p>
          </table:table-cell>
        </table:table-row>
        <table:table-row>
          <table:table-cell table:style-name="Table6.A1" office:value-type="string">
            <text:p text:style-name="P26">RA5</text:p>
          </table:table-cell>
          <table:table-cell table:style-name="Table6.A1" office:value-type="string">
            <text:p text:style-name="P27">CPPS-C, CPPS-E</text:p>
          </table:table-cell>
          <table:table-cell table:style-name="Table6.A1" office:value-type="string">
            <text:p text:style-name="P27">OG-C, OG-E</text:p>
          </table:table-cell>
          <table:table-cell table:style-name="Table6.A1" office:value-type="string">
            <text:p text:style-name="P27">CC-01, CC-02, CC-03, CC-07</text:p>
          </table:table-cell>
        </table:table-row>
        <table:table-row>
          <table:table-cell table:style-name="Table6.A1" office:value-type="string">
            <text:p text:style-name="P26">RA6</text:p>
          </table:table-cell>
          <table:table-cell table:style-name="Table6.A1" office:value-type="string">
            <text:p text:style-name="P27">CPPS-C, CPPS-E, CPPS-F, CPPS-N</text:p>
          </table:table-cell>
          <table:table-cell table:style-name="Table6.A1" office:value-type="string">
            <text:p text:style-name="P27">OG-E, OG-F</text:p>
          </table:table-cell>
          <table:table-cell table:style-name="Table6.A1" office:value-type="string">
            <text:p text:style-name="P27">CC-01, CC-02, CC-03, CC-06, CC-07</text:p>
          </table:table-cell>
        </table:table-row>
      </table:table>
      <text:h text:style-name="Heading_20_2" text:outline-level="2">7. Organització temporal dels Ras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>
          <table:table-cell table:style-name="Taula3.A1" office:value-type="string">
            <text:p text:style-name="P37"/>
          </table:table-cell>
          <table:table-cell table:style-name="Taula3.B1" office:value-type="string">
            <text:p text:style-name="P37">Hores</text:p>
          </table:table-cell>
          <table:table-cell table:style-name="Taula3.B1" office:value-type="string">
            <text:p text:style-name="P38">Setmanes</text:p>
          </table:table-cell>
          <table:table-cell table:style-name="Taula3.B1" office:value-type="string">
            <text:p text:style-name="P38">Pes(%)</text:p>
          </table:table-cell>
          <table:table-cell table:style-name="Taula3.B1" office:value-type="string">
            <text:p text:style-name="P37">Data inici</text:p>
          </table:table-cell>
          <table:table-cell table:style-name="Taula3.F1" office:value-type="string">
            <text:p text:style-name="P37">Data finalització</text:p>
          </table:table-cell>
        </table:table-row>
        <table:table-row>
          <table:table-cell table:style-name="Taula3.A2" office:value-type="string">
            <text:p text:style-name="P39">RA1- <text:span text:style-name="T10">Arxius</text:span></text:p>
          </table:table-cell>
          <table:table-cell table:style-name="Taula3.B2" office:value-type="string">
            <text:p text:style-name="P40">10</text:p>
          </table:table-cell>
          <table:table-cell table:style-name="Taula3.B2" office:value-type="string">
            <text:p text:style-name="P40">5</text:p>
          </table:table-cell>
          <table:table-cell table:style-name="Taula3.D2" table:formula="ooow:&lt;B2&gt;/66*100" office:value-type="float" office:value="15.1515151515152">
            <text:p text:style-name="P40">15,15</text:p>
          </table:table-cell>
          <table:table-cell table:style-name="Taula3.E2" office:value-type="string">
            <text:p text:style-name="P39"/>
          </table:table-cell>
          <table:table-cell table:style-name="Taula3.F2" office:value-type="string">
            <text:p text:style-name="P39"/>
          </table:table-cell>
        </table:table-row>
        <table:table-row>
          <table:table-cell table:style-name="Taula3.A2" office:value-type="string">
            <text:p text:style-name="P39">RA2-<text:span text:style-name="T10">SQL</text:span></text:p>
          </table:table-cell>
          <table:table-cell table:style-name="Taula3.B2" office:value-type="string">
            <text:p text:style-name="P41">1<text:span text:style-name="T10">0</text:span></text:p>
          </table:table-cell>
          <table:table-cell table:style-name="Taula3.B2" office:value-type="string">
            <text:p text:style-name="P40">5</text:p>
          </table:table-cell>
          <table:table-cell table:style-name="Taula3.D2" table:formula="ooow:&lt;B3&gt;/66*100" office:value-type="float" office:value="15.1515151515152">
            <text:p text:style-name="P40">15,15</text:p>
          </table:table-cell>
          <table:table-cell table:style-name="Taula3.E3" office:value-type="string">
            <text:p text:style-name="P39"/>
          </table:table-cell>
          <table:table-cell table:style-name="Taula3.F3" office:value-type="string">
            <text:p text:style-name="P39"/>
          </table:table-cell>
        </table:table-row>
        <table:table-row>
          <table:table-cell table:style-name="Taula3.A2" office:value-type="string">
            <text:p text:style-name="P39">RA3-<text:span text:style-name="T10">ORM</text:span></text:p>
          </table:table-cell>
          <table:table-cell table:style-name="Taula3.B2" office:value-type="string">
            <text:p text:style-name="P40">12</text:p>
          </table:table-cell>
          <table:table-cell table:style-name="Taula3.B2" office:value-type="string">
            <text:p text:style-name="P40">6</text:p>
          </table:table-cell>
          <table:table-cell table:style-name="Taula3.D2" table:formula="ooow:&lt;B4&gt;/66*100" office:value-type="float" office:value="18.1818181818182">
            <text:p text:style-name="P40">18,18</text:p>
          </table:table-cell>
          <table:table-cell table:style-name="Taula3.E4" office:value-type="string">
            <text:p text:style-name="P39"/>
          </table:table-cell>
          <table:table-cell table:style-name="Taula3.F4" office:value-type="string">
            <text:p text:style-name="P39"/>
          </table:table-cell>
        </table:table-row>
        <table:table-row>
          <table:table-cell table:style-name="Taula3.A2" office:value-type="string">
            <text:p text:style-name="P39">RA5-<text:span text:style-name="T10">Doc</text:span></text:p>
          </table:table-cell>
          <table:table-cell table:style-name="Taula3.B2" office:value-type="string">
            <text:p text:style-name="P40">12</text:p>
          </table:table-cell>
          <table:table-cell table:style-name="Taula3.B2" office:value-type="string">
            <text:p text:style-name="P40">6</text:p>
          </table:table-cell>
          <table:table-cell table:style-name="Taula3.D2" table:formula="ooow:&lt;B5&gt;/66*100" office:value-type="float" office:value="18.1818181818182">
            <text:p text:style-name="P40">18,18</text:p>
          </table:table-cell>
          <table:table-cell table:style-name="Taula3.E5" office:value-type="string">
            <text:p text:style-name="P39"/>
          </table:table-cell>
          <table:table-cell table:style-name="Taula3.F5" office:value-type="string">
            <text:p text:style-name="P39"/>
          </table:table-cell>
        </table:table-row>
        <table:table-row>
          <table:table-cell table:style-name="Taula3.A2" office:value-type="string">
            <text:p text:style-name="P39">RA6-<text:span text:style-name="T10">CAA</text:span></text:p>
          </table:table-cell>
          <table:table-cell table:style-name="Taula3.B2" office:value-type="string">
            <text:p text:style-name="P41">10</text:p>
          </table:table-cell>
          <table:table-cell table:style-name="Taula3.B2" office:value-type="string">
            <text:p text:style-name="P40">5</text:p>
          </table:table-cell>
          <table:table-cell table:style-name="Taula3.D2" table:formula="ooow:&lt;B6&gt;/66*100" office:value-type="float" office:value="15.1515151515152">
            <text:p text:style-name="P40">15,15</text:p>
          </table:table-cell>
          <table:table-cell table:style-name="Taula3.E6" office:value-type="string">
            <text:p text:style-name="P39"/>
          </table:table-cell>
          <table:table-cell table:style-name="Taula3.F6" office:value-type="string">
            <text:p text:style-name="P39"/>
          </table:table-cell>
        </table:table-row>
        <table:table-row>
          <table:table-cell table:style-name="Taula3.A2" office:value-type="string">
            <text:p text:style-name="P39">RA7*-<text:span text:style-name="T10">API</text:span></text:p>
          </table:table-cell>
          <table:table-cell table:style-name="Taula3.B2" office:value-type="string">
            <text:p text:style-name="P41">1<text:span text:style-name="T10">0</text:span></text:p>
          </table:table-cell>
          <table:table-cell table:style-name="Taula3.B2" office:value-type="string">
            <text:p text:style-name="P40">5</text:p>
          </table:table-cell>
          <table:table-cell table:style-name="Taula3.D2" table:formula="ooow:&lt;B7&gt;/66*100" office:value-type="float" office:value="15.1515151515152">
            <text:p text:style-name="P40">15,15</text:p>
          </table:table-cell>
          <table:table-cell table:style-name="Taula3.E7" office:value-type="string">
            <text:p text:style-name="P39"/>
          </table:table-cell>
          <table:table-cell table:style-name="Taula3.F7" office:value-type="string">
            <text:p text:style-name="P39"/>
          </table:table-cell>
        </table:table-row>
        <table:table-row>
          <table:table-cell table:style-name="Taula3.A2" office:value-type="string">
            <text:p text:style-name="P39">RA4-<text:span text:style-name="T10">OO</text:span></text:p>
          </table:table-cell>
          <table:table-cell table:style-name="Taula3.B2" office:value-type="string">
            <text:p text:style-name="P40">2</text:p>
          </table:table-cell>
          <table:table-cell table:style-name="Taula3.B2" office:value-type="string">
            <text:p text:style-name="P40">1</text:p>
          </table:table-cell>
          <table:table-cell table:style-name="Taula3.D2" table:formula="ooow:&lt;B8&gt;/66*100" office:value-type="float" office:value="3.03030303030303">
            <text:p text:style-name="P40">3,03</text:p>
          </table:table-cell>
          <table:table-cell table:style-name="Taula3.E8" office:value-type="string">
            <text:p text:style-name="P39"/>
          </table:table-cell>
          <table:table-cell table:style-name="Taula3.F8" office:value-type="string">
            <text:p text:style-name="P39"/>
          </table:table-cell>
        </table:table-row>
        <table:table-row>
          <table:table-cell table:style-name="Taula3.A9" office:value-type="string">
            <text:p text:style-name="P42">Totals</text:p>
          </table:table-cell>
          <table:table-cell table:style-name="Taula3.B9" table:formula="ooow:sum(&lt;B2:B8&gt;)" office:value-type="float" office:value="66">
            <text:p text:style-name="P41">66</text:p>
          </table:table-cell>
          <table:table-cell table:style-name="Taula3.B9" table:formula="ooow:sum(&lt;C2:C8&gt;)" office:value-type="float" office:value="33">
            <text:p text:style-name="P43">33</text:p>
          </table:table-cell>
          <table:table-cell table:style-name="Taula3.B9" table:formula="ooow:sum(&lt;D2:D8&gt;)" office:value-type="float" office:value="100">
            <text:p text:style-name="P43">100</text:p>
          </table:table-cell>
          <table:table-cell table:style-name="Taula3.E9" office:value-type="string">
            <text:p text:style-name="P39"/>
          </table:table-cell>
          <table:table-cell table:style-name="Taula3.F9" office:value-type="string">
            <text:p text:style-name="P39"/>
          </table:table-cell>
        </table:table-row>
      </table:table>
      <text:p text:style-name="P20"/>
      <text:list text:style-name="WW8Num23">
        <text:list-item>
          <text:p text:style-name="P44"><text:span text:style-name="T11">ESTRATÈGIES METODOLÒGIQUES I D’ORGANITZACIÓ DEL MP </text:span></text:p>
        </text:list-item>
      </text:list>
      <text:p text:style-name="P45"><text:s/></text:p>
      <text:p text:style-name="P46"><text:s/></text:p>
      <text:p text:style-name="P46"/>
      <text:p text:style-name="P46"/>
      <text:p text:style-name="P46"><text:soft-page-break/></text:p>
      <text:p text:style-name="P46"/>
      <text:p text:style-name="P47"><text:s/></text:p>
      <text:list text:continue-numbering="true" text:style-name="WW8Num23">
        <text:list-item>
          <text:p text:style-name="P48">AVALUACIÓ I QUALIFICACIÓ DEL MP </text:p>
          <text:p text:style-name="P49"/>
        </text:list-item>
      </text:list>
      <text:p text:style-name="P50">Annexes</text:p>
      <text:h text:style-name="P51" text:outline-level="2"><text:bookmark-start text:name="sistema-de-codificació-utilitzat-en-aquest-document"/>SISTEMA DE CODIFICACIÓ UTILITZAT EN AQUEST DOCUMENT<text:bookmark-end text:name="sistema-de-codificació-utilitzat-en-aquest-document"/></text:h>
      <text:p text:style-name="P13">Aquest document utilitza un sistema de codificació única per identificar de manera precisa tots els elements curriculars i facilitar la traçabilitat entre competències, objectius i resultats d’aprenentatg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header-rows>
          <table:table-row>
            <table:table-cell table:style-name="Table1.A1" office:value-type="string">
              <text:p text:style-name="P52">Codi</text:p>
            </table:table-cell>
            <table:table-cell table:style-name="Table1.A1" office:value-type="string">
              <text:p text:style-name="P52">Element</text:p>
            </table:table-cell>
            <table:table-cell table:style-name="Table1.A1" office:value-type="string">
              <text:p text:style-name="P52">Format</text:p>
            </table:table-cell>
            <table:table-cell table:style-name="Table1.A1" office:value-type="string">
              <text:p text:style-name="P52">Exemple</text:p>
            </table:table-cell>
          </table:table-row>
        </table:table-header-rows>
        <table:table-row>
          <table:table-cell table:style-name="Table1.A1" office:value-type="string">
            <text:p text:style-name="P53">CPPS</text:p>
          </table:table-cell>
          <table:table-cell table:style-name="Table1.A1" office:value-type="string">
            <text:p text:style-name="P54">Competències Professionals, Personals i Socials</text:p>
          </table:table-cell>
          <table:table-cell table:style-name="Table1.A1" office:value-type="string">
            <text:p text:style-name="P54">CPPS-[LLETRA]</text:p>
          </table:table-cell>
          <table:table-cell table:style-name="Table1.A1" office:value-type="string">
            <text:p text:style-name="P54">CPPS-A, CPPS-B, CPPS-C…</text:p>
          </table:table-cell>
        </table:table-row>
        <table:table-row>
          <table:table-cell table:style-name="Table1.A1" office:value-type="string">
            <text:p text:style-name="P53">CC</text:p>
          </table:table-cell>
          <table:table-cell table:style-name="Table1.A1" office:value-type="string">
            <text:p text:style-name="P54">Capacitats Clau</text:p>
          </table:table-cell>
          <table:table-cell table:style-name="Table1.A1" office:value-type="string">
            <text:p text:style-name="P54">CC-[NÚMERO]</text:p>
          </table:table-cell>
          <table:table-cell table:style-name="Table1.A1" office:value-type="string">
            <text:p text:style-name="P54">CC-01, CC-02, CC-03…</text:p>
          </table:table-cell>
        </table:table-row>
        <table:table-row>
          <table:table-cell table:style-name="Table1.A1" office:value-type="string">
            <text:p text:style-name="P53">CP</text:p>
          </table:table-cell>
          <table:table-cell table:style-name="Table1.A1" office:value-type="string">
            <text:p text:style-name="P54">Camp Professional (ocupacions)</text:p>
          </table:table-cell>
          <table:table-cell table:style-name="Table1.A1" office:value-type="string">
            <text:p text:style-name="P54">CP-[NÚMERO]</text:p>
          </table:table-cell>
          <table:table-cell table:style-name="Table1.A1" office:value-type="string">
            <text:p text:style-name="P54">CP-01, CP-02, CP-03</text:p>
          </table:table-cell>
        </table:table-row>
        <table:table-row>
          <table:table-cell table:style-name="Table1.A1" office:value-type="string">
            <text:p text:style-name="P53">OG</text:p>
          </table:table-cell>
          <table:table-cell table:style-name="Table1.A1" office:value-type="string">
            <text:p text:style-name="P54">Objectius Generals del cicle formatiu</text:p>
          </table:table-cell>
          <table:table-cell table:style-name="Table1.A1" office:value-type="string">
            <text:p text:style-name="P54">OG-[LLETRA]</text:p>
          </table:table-cell>
          <table:table-cell table:style-name="Table1.A1" office:value-type="string">
            <text:p text:style-name="P54">OG-A, OG-B, OG-C…</text:p>
          </table:table-cell>
        </table:table-row>
        <table:table-row>
          <table:table-cell table:style-name="Table1.A1" office:value-type="string">
            <text:p text:style-name="P53">RA</text:p>
          </table:table-cell>
          <table:table-cell table:style-name="Table1.A1" office:value-type="string">
            <text:p text:style-name="P54">Resultats d’Aprenentatge</text:p>
          </table:table-cell>
          <table:table-cell table:style-name="Table1.A1" office:value-type="string">
            <text:p text:style-name="P54">RA[NÚMERO]</text:p>
          </table:table-cell>
          <table:table-cell table:style-name="Table1.A1" office:value-type="string">
            <text:p text:style-name="P54">RA1, RA2, RA3…</text:p>
          </table:table-cell>
        </table:table-row>
      </table:table>
      <text:p text:style-name="P55">Aquest sistema permet: - <text:span text:style-name="T8">Traçabilitat completa:</text:span> Identificar quines competències desenvolupa cada resultat d’aprenentatge - <text:span text:style-name="T8">Referència unívoca:</text:span> Citar elements específics sense ambigüitat - <text:span text:style-name="T8">Coherència curricular:</text:span> Verificar l’alineació entre objectius, competències i resultats d’aprenentatge</text:p>
      <text:h text:style-name="P56" text:outline-level="2"><text:bookmark-start text:name="perfil-professional"/>2. PERFIL PROFESSIONAL<text:bookmark-end text:name="perfil-professional"/></text:h>
      <text:h text:style-name="P9" text:outline-level="3"><text:bookmark-start text:name="competència-general"/>2.1. Competència general<text:bookmark-end text:name="competència-general"/></text:h>
      <text:p text:style-name="P13">La competència general d’aquest títol consisteix a desenvolupar, implantar, documentar i mantenir aplicacions informàtiques multiplataforma, utilitzant tecnologies i entorns de desenvolupament específics, garantint l’accés a les dades de forma segura i complint els criteris d’usabilitat i qualitat exigides en els estàndards establerts.</text:p>
      <text:h text:style-name="P9" text:outline-level="3"><text:bookmark-start text:name="competències-professionals-personals-i-socials"/>2.2. Competències professionals, personals i socials<text:bookmark-end text:name="competències-professionals-personals-i-socials"/></text:h>
      <text:p text:style-name="P13">Les competències professionals, personals i socials relacionades amb el mòdul d’Accés a Dades són:</text:p>
      <text:p text:style-name="P10"><text:span text:style-name="T8">CPPS-A)</text:span> Configurar i explotar sistemes informàtics, adaptant la configuració lògica del sistema segons les necessitats d’ús i els criteris establerts.</text:p>
      <text:p text:style-name="P10"><text:span text:style-name="T8">CPPS-B)</text:span> Aplicar tècniques i procediments relacionats amb la seguretat en sistemes, serveis i aplicacions, complint-ne el pla de seguretat.</text:p>
      <text:p text:style-name="P10"><text:span text:style-name="T8">CPPS-C)</text:span> <text:span text:style-name="T8">Gestionar bases de dades, interpretant-ne el disseny lògic i verificant la integritat, la consistència, la seguretat i l’accessibilitat de les dades.</text:span> <text:span text:style-name="T9">(Competència clau per al mòdul)</text:span></text:p>
      <text:p text:style-name="P10"><text:span text:style-name="T8">CPPS-D)</text:span> Gestionar entorns de desenvolupament adaptant-ne la configuració en cada cas per permetre el desenvolupament i el desplegament d’aplicacions.</text:p>
      <text:p text:style-name="P10"><text:span text:style-name="T8">CPPS-E)</text:span> <text:span text:style-name="T8">Desenvolupar aplicacions multiplataforma amb accés a bases de dades utilitzant llenguatges, llibreries i eines adequats a les especificacions.</text:span> <text:span text:style-name="T9">(Competència clau per al mòdul)</text:span></text:p>
      <text:p text:style-name="P10"><text:span text:style-name="T8">CPPS-F)</text:span> <text:span text:style-name="T8">Desenvolupar aplicacions implementant un sistema complet de formularis i informes que permetin gestionar de forma integral la informació emmagatzemada.</text:span> <text:span text:style-name="T9">(Competència clau per al mòdul)</text:span></text:p>
      <text:p text:style-name="P10"><text:span text:style-name="T8">CPPS-G)</text:span> Integrar continguts gràfics i components multimèdia en aplicacions multiplataforma, utilitzant eines específiques i complint els requeriments establerts.</text:p>
      <text:p text:style-name="P10"><text:span text:style-name="T8">CPPS-H)</text:span> Desenvolupar interfícies gràfiques d’usuari interactives i amb la usabilitat adequada, utilitzant components visuals estàndard o implementant components visuals específics.</text:p>
      <text:p text:style-name="P10"><text:span text:style-name="T8">CPPS-I)</text:span> Participar en el desenvolupament de jocs i aplicacions en l’àmbit de l’entreteniment i l’educació emprant tècniques, motors i entorns de desenvolupament específics.</text:p>
      <text:p text:style-name="P10"><text:span text:style-name="T8">CPPS-J)</text:span> Desenvolupar aplicacions per a telèfons, PDA i altres dispositius mòbils emprant tècniques i entorns de desenvolupament específics.</text:p>
      <text:p text:style-name="P10"><text:soft-page-break/><text:span text:style-name="T8">CPPS-K)</text:span> Crear ajudes generals i sensibles al context, utilitzant eines específiques i integrant-les en les seves corresponents aplicacions.</text:p>
      <text:p text:style-name="P10"><text:span text:style-name="T8">CPPS-L)</text:span> Participar en la implantació de sistemes ERP-CRM avaluant la utilitat de cadascun dels seus mòduls.</text:p>
      <text:p text:style-name="P10"><text:span text:style-name="T8">CPPS-M)</text:span> Gestionar la informació emmagatzemada en sistemes ERP-CRM garantint-ne la integritat.</text:p>
      <text:p text:style-name="P10"><text:span text:style-name="T8">CPPS-N)</text:span> Desenvolupar components personalitzats per a un sistema ERP-CRM atenent-ne els requeriments.</text:p>
      <text:p text:style-name="P10"><text:span text:style-name="T8">CPPS-O)</text:span> Realitzar plans de proves verificant el funcionament dels components programari desenvolupats, segons les especificacions.</text:p>
      <text:p text:style-name="P10"><text:span text:style-name="T8">CPPS-P)</text:span> Desplegar i distribuir aplicacions en diferents àmbits d’implantació verificant-ne el comportament i realitzant les modificacions necessàries.</text:p>
      <text:p text:style-name="P10"><text:span text:style-name="T8">CPPS-Q)</text:span> Establir vies eficaces de relació professional i de comunicació amb els seus superiors, companys i subordinats, respectant l’autonomia i les competències de les diferents persones.</text:p>
      <text:p text:style-name="P10"><text:span text:style-name="T8">CPPS-R)</text:span> Gestionar la seva carrera professional, analitzant les oportunitats d’ocupació, d’autoocupació i d’aprenentatge.</text:p>
      <text:p text:style-name="P10"><text:span text:style-name="T8">CPPS-S)</text:span> Mantenir l’esperit d’innovació i actualització en l’àmbit del seu treball per adaptar-se als canvis tecnològics i organitzatius del seu entorn professional.</text:p>
      <text:h text:style-name="P9" text:outline-level="3"><text:bookmark-start text:name="capacitats-clau"/>2.3. Capacitats clau<text:bookmark-end text:name="capacitats-clau"/></text:h>
      <text:p text:style-name="P13">Són les capacitats transversals que afecten diferents llocs de treball i que són transferibles a noves situacions de treball. Entre aquestes capacitats destaquen:</text:p>
      <text:list text:continue-list="list3519413732" text:style-name="L1">
        <text:list-item>
          <text:p text:style-name="P57"><text:span text:style-name="T8">CC-01:</text:span> Autonomia</text:p>
        </text:list-item>
        <text:list-item>
          <text:p text:style-name="P57"><text:span text:style-name="T8">CC-02:</text:span> Innovació</text:p>
        </text:list-item>
        <text:list-item>
          <text:p text:style-name="P57"><text:span text:style-name="T8">CC-03:</text:span> Organització del treball</text:p>
        </text:list-item>
        <text:list-item>
          <text:p text:style-name="P57"><text:span text:style-name="T8">CC-04:</text:span> Responsabilitat</text:p>
        </text:list-item>
        <text:list-item>
          <text:p text:style-name="P57"><text:span text:style-name="T8">CC-05:</text:span> Relació interpersonal</text:p>
        </text:list-item>
        <text:list-item>
          <text:p text:style-name="P57"><text:span text:style-name="T8">CC-06:</text:span> Treball en equip</text:p>
        </text:list-item>
        <text:list-item>
          <text:p text:style-name="P57"><text:span text:style-name="T8">CC-07:</text:span> Resolució de problemes</text:p>
        </text:list-item>
      </text:list>
      <text:h text:style-name="P9" text:outline-level="3"><text:bookmark-start text:name="camp-professional"/>2.4. Camp professional<text:bookmark-end text:name="camp-professional"/></text:h>
      <text:h text:style-name="P58" text:outline-level="4"><text:bookmark-start text:name="làmbit-professional-i-de-treball"/>2.4.1. L’àmbit professional i de treball<text:bookmark-end text:name="làmbit-professional-i-de-treball"/></text:h>
      <text:p text:style-name="P13">Aquest professional exercirà l’activitat en entitats públiques o privades de qualsevol mida, tant per compte aliè com per compte propi, exercint el seu treball en l’àrea de desenvolupament d’aplicacions informàtiques multiplataforma en diversos àmbits:</text:p>
      <text:list text:style-name="L9">
        <text:list-item>
          <text:p text:style-name="P59">Gestió empresarial i de negoci</text:p>
        </text:list-item>
        <text:list-item>
          <text:p text:style-name="P59">Relacions amb clients</text:p>
        </text:list-item>
        <text:list-item>
          <text:p text:style-name="P59"><text:soft-page-break/>Educació</text:p>
        </text:list-item>
        <text:list-item>
          <text:p text:style-name="P59">Oci</text:p>
        </text:list-item>
        <text:list-item>
          <text:p text:style-name="P59">Dispositius mòbils</text:p>
        </text:list-item>
        <text:list-item>
          <text:p text:style-name="P59">Entreteniment</text:p>
        </text:list-item>
      </text:list>
      <text:p text:style-name="P13">Aplicacions desenvolupades i implantades en entorns d’abast intranet, extranet i Internet; implantació i adaptació de sistemes de planificació de recursos empresarials i de gestió de relacions amb clients.</text:p>
      <text:h text:style-name="P58" text:outline-level="4"><text:bookmark-start text:name="les-principals-ocupacions-i-llocs-de-treball-són"/>2.4.2. Les principals ocupacions i llocs de treball són:<text:bookmark-end text:name="les-principals-ocupacions-i-llocs-de-treball-són"/></text:h>
      <text:p text:style-name="P13"><text:span text:style-name="T8">CP-01)</text:span> Desenvolupar aplicacions informàtiques per a la gestió empresarial i de negoci.</text:p>
      <text:p text:style-name="P10"><text:span text:style-name="T8">CP-02)</text:span> Desenvolupar aplicacions de propòsit general.</text:p>
      <text:p text:style-name="P60"><text:span text:style-name="T8">CP-03)</text:span> Desenvolupar aplicacions en l’àmbit de l’entreteniment i la informàtica mòbi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paragraph" style:display-name="First paragraph" style:family="paragraph" style:parent-style-name="Text_20_body" style:next-style-name="Text_20_body" style:class="text"/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>
        <style:tab-stops/>
      </style:paragraph-properties>
      <style:text-properties fo:font-variant="small-cap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23z0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 loext:padding="0cm" loext:border="none" loext:shadow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3" text:consecutive-numbering="true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margin-left="1.244cm"/>
        </style:list-level-properties>
      </text:list-level-style-number>
      <text:list-level-style-number text:level="2" text:style-name="WW8Num23z0" loext:num-list-format="%2%" style:num-format="a" style:num-letter-sync="true" text:display-levels="2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8Num23z0" loext:num-list-format="%3%" style:num-format="i" text:display-levels="3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8Num23z0" loext:num-list-format="%4%" style:num-format="1" text:display-levels="3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8Num23z0" loext:num-list-format="%5%" style:num-format="a" style:num-letter-sync="true" text:display-levels="3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8Num23z0" loext:num-list-format="%6%" style:num-format="i" text:display-levels="3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8Num23z0" loext:num-list-format="%7%" style:num-format="1" text:display-levels="3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8Num23z0" loext:num-list-format="%8%" style:num-format="a" style:num-letter-sync="true" text:display-levels="3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8Num23z0" loext:num-list-format="%9%" style:num-format="i" text:display-levels="3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tge2" text:anchor-type="char" svg:x="-0.914cm" svg:y="-0.012cm" svg:width="0.753cm" svg:height="0.861cm" draw:z-index="13"><draw:image xlink:href="Pictures/100000000000005900000065402EEC59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3:11:35.736066871</meta:creation-date>
    <dc:date>2026-01-31T15:40:51.442109991</dc:date>
    <meta:editing-duration>PT1H23S</meta:editing-duration>
    <meta:editing-cycles>1</meta:editing-cycles>
    <meta:document-statistic meta:table-count="9" meta:image-count="1" meta:object-count="0" meta:page-count="14" meta:paragraph-count="307" meta:word-count="2082" meta:character-count="14999" meta:non-whitespace-character-count="13200"/>
    <meta:generator>LibreOffice/25.8.4.2$Linux_X86_64 LibreOffice_project/290daaa01b999472f0c7a3890eb6a550fd74c6df</meta:generator>
  </office:meta>
</office:document-meta>
</file>